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b5265" officeooo:paragraph-rsid="000b5265"/>
    </style:style>
    <style:style style:name="P2" style:family="paragraph" style:parent-style-name="Footer">
      <style:text-properties officeooo:rsid="000b5265" officeooo:paragraph-rsid="000b5265"/>
    </style:style>
    <style:style style:name="P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4afbac" officeooo:paragraph-rsid="004afbac"/>
    </style:style>
    <style:style style:name="P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4b9533" officeooo:paragraph-rsid="004b9533"/>
    </style:style>
    <style:style style:name="P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4b9533" officeooo:paragraph-rsid="004b9533"/>
    </style:style>
    <style:style style:name="P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4d4e03" officeooo:paragraph-rsid="004d4e03"/>
    </style:style>
    <style:style style:name="P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6291b5" officeooo:paragraph-rsid="006291b5"/>
    </style:style>
    <style:style style:name="P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49077a" officeooo:paragraph-rsid="001600c6"/>
    </style:style>
    <style:style style:name="P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0b5265" officeooo:paragraph-rsid="0046ec3b"/>
    </style:style>
    <style:style style:name="P1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0b5265" officeooo:paragraph-rsid="000b5265"/>
    </style:style>
    <style:style style:name="P1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5bf90d" officeooo:paragraph-rsid="005bf90d"/>
    </style:style>
    <style:style style:name="P1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a0ffb2" officeooo:paragraph-rsid="00a0ffb2"/>
    </style:style>
    <style:style style:name="P1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0c8180" officeooo:paragraph-rsid="000c8180"/>
    </style:style>
    <style:style style:name="P1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2e438b" officeooo:paragraph-rsid="002e438b"/>
    </style:style>
    <style:style style:name="P1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6c1a1d" officeooo:paragraph-rsid="006c1a1d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text-underline-style="none" officeooo:rsid="008d1d3f" officeooo:paragraph-rsid="008d1d3f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text-underline-style="none" officeooo:rsid="00917e0a" officeooo:paragraph-rsid="00917e0a"/>
    </style:style>
    <style:style style:name="P1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6c546e" officeooo:paragraph-rsid="006c546e"/>
    </style:style>
    <style:style style:name="P1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92b405" officeooo:paragraph-rsid="0092b405"/>
    </style:style>
    <style:style style:name="P2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0f4e2c" officeooo:paragraph-rsid="000f4e2c"/>
    </style:style>
    <style:style style:name="P2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7a7a62" officeooo:paragraph-rsid="0075f8d7"/>
    </style:style>
    <style:style style:name="P2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23768c" officeooo:paragraph-rsid="0023768c"/>
    </style:style>
    <style:style style:name="P2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25fa62" officeooo:paragraph-rsid="0025fa62"/>
    </style:style>
    <style:style style:name="P2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64a167" officeooo:paragraph-rsid="0064a167"/>
    </style:style>
    <style:style style:name="P2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6522f4" officeooo:paragraph-rsid="006522f4"/>
    </style:style>
    <style:style style:name="P2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98681b" officeooo:paragraph-rsid="0098681b"/>
    </style:style>
    <style:style style:name="P2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a03759" officeooo:paragraph-rsid="00a03759"/>
    </style:style>
    <style:style style:name="P2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a4a299" officeooo:paragraph-rsid="00a4a299"/>
    </style:style>
    <style:style style:name="P2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a7f6a9" officeooo:paragraph-rsid="00a7f6a9"/>
    </style:style>
    <style:style style:name="P3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97d259" officeooo:paragraph-rsid="0097d259"/>
    </style:style>
    <style:style style:name="P3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55bdd1" officeooo:paragraph-rsid="00ce9ec9"/>
    </style:style>
    <style:style style:name="P3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55bdd1" officeooo:paragraph-rsid="00d14a1c"/>
    </style:style>
    <style:style style:name="P3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917c2a" officeooo:paragraph-rsid="00917c2a"/>
    </style:style>
    <style:style style:name="P3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d1a83a" officeooo:paragraph-rsid="00d1a83a"/>
    </style:style>
    <style:style style:name="P3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ce9ec9" officeooo:paragraph-rsid="0055bdd1"/>
    </style:style>
    <style:style style:name="P3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d0eccb" officeooo:paragraph-rsid="00ce9ec9"/>
    </style:style>
    <style:style style:name="P3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68f41d" officeooo:paragraph-rsid="0068f41d"/>
    </style:style>
    <style:style style:name="P3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f518ed" officeooo:paragraph-rsid="00f518ed"/>
    </style:style>
    <style:style style:name="P3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f5f201" officeooo:paragraph-rsid="00f5f201"/>
    </style:style>
    <style:style style:name="P4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f67161" officeooo:paragraph-rsid="00f67161"/>
    </style:style>
    <style:style style:name="P4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4d4e03" officeooo:paragraph-rsid="004d4e03"/>
    </style:style>
    <style:style style:name="P4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4d4e03" officeooo:paragraph-rsid="004ea83c"/>
    </style:style>
    <style:style style:name="P4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paragraph-rsid="004afbac"/>
    </style:style>
    <style:style style:name="P4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paragraph-rsid="004d4e03"/>
    </style:style>
    <style:style style:name="P4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2bc66" officeooo:paragraph-rsid="0012bc66"/>
    </style:style>
    <style:style style:name="P4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2bc66" officeooo:paragraph-rsid="0033e7ed"/>
    </style:style>
    <style:style style:name="P4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5a0706" officeooo:paragraph-rsid="0012bc66"/>
    </style:style>
    <style:style style:name="P4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5a0706" officeooo:paragraph-rsid="005a0706"/>
    </style:style>
    <style:style style:name="P4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26bece" officeooo:paragraph-rsid="0030b25b"/>
    </style:style>
    <style:style style:name="P5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294705" officeooo:paragraph-rsid="00294705"/>
    </style:style>
    <style:style style:name="P5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7c3e33" officeooo:paragraph-rsid="007c3e33"/>
    </style:style>
    <style:style style:name="P5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5a671c" officeooo:paragraph-rsid="005a671c"/>
    </style:style>
    <style:style style:name="P5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7ec845" officeooo:paragraph-rsid="007ec845"/>
    </style:style>
    <style:style style:name="P5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83844d" officeooo:paragraph-rsid="0083844d"/>
    </style:style>
    <style:style style:name="P5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279643" officeooo:paragraph-rsid="003262ec"/>
    </style:style>
    <style:style style:name="P5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279643" officeooo:paragraph-rsid="00279643"/>
    </style:style>
    <style:style style:name="P5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2b811d" officeooo:paragraph-rsid="0033e7ed"/>
    </style:style>
    <style:style style:name="P5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43b99" officeooo:paragraph-rsid="0034b32d"/>
    </style:style>
    <style:style style:name="P5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43b99" officeooo:paragraph-rsid="00143b99"/>
    </style:style>
    <style:style style:name="P6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625997" officeooo:paragraph-rsid="00625997"/>
    </style:style>
    <style:style style:name="P6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8227f" officeooo:paragraph-rsid="0034b32d"/>
    </style:style>
    <style:style style:name="P6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8227f" officeooo:paragraph-rsid="0018227f"/>
    </style:style>
    <style:style style:name="P6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6291b5" officeooo:paragraph-rsid="006291b5"/>
    </style:style>
    <style:style style:name="P6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solid" style:text-underline-width="auto" style:text-underline-color="font-color" officeooo:rsid="00193656" officeooo:paragraph-rsid="00193656"/>
    </style:style>
    <style:style style:name="P6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45b66" officeooo:paragraph-rsid="00145b66"/>
    </style:style>
    <style:style style:name="P6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45b66" officeooo:paragraph-rsid="00c67789"/>
    </style:style>
    <style:style style:name="P6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45b66" officeooo:paragraph-rsid="00c7fd33"/>
    </style:style>
    <style:style style:name="P6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5bf90d" officeooo:paragraph-rsid="005bf90d"/>
    </style:style>
    <style:style style:name="P6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4eb070" officeooo:paragraph-rsid="004eb070"/>
    </style:style>
    <style:style style:name="P7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3f5761" officeooo:paragraph-rsid="003f5761"/>
    </style:style>
    <style:style style:name="P7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3f6076" officeooo:paragraph-rsid="003f6076"/>
    </style:style>
    <style:style style:name="P7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415e92" officeooo:paragraph-rsid="00415e92"/>
    </style:style>
    <style:style style:name="P7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415e92" officeooo:paragraph-rsid="0042ec20"/>
    </style:style>
    <style:style style:name="P7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415e92" officeooo:paragraph-rsid="0045ac98"/>
    </style:style>
    <style:style style:name="P7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600c6" officeooo:paragraph-rsid="001600c6"/>
    </style:style>
    <style:style style:name="P7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9ae828" officeooo:paragraph-rsid="009ae828"/>
    </style:style>
    <style:style style:name="P7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7ed40e" officeooo:paragraph-rsid="007ed40e"/>
    </style:style>
    <style:style style:name="P7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93656" officeooo:paragraph-rsid="0046ec3b"/>
    </style:style>
    <style:style style:name="P7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93656" officeooo:paragraph-rsid="00550fd1"/>
    </style:style>
    <style:style style:name="P8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93656" officeooo:paragraph-rsid="00193656"/>
    </style:style>
    <style:style style:name="P8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550fd1" officeooo:paragraph-rsid="00550fd1"/>
    </style:style>
    <style:style style:name="P8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5562e3" officeooo:paragraph-rsid="005562e3"/>
    </style:style>
    <style:style style:name="P8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67829e" officeooo:paragraph-rsid="0067829e"/>
    </style:style>
    <style:style style:name="P8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49077a" officeooo:paragraph-rsid="0049077a"/>
    </style:style>
    <style:style style:name="P8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a35fb2" officeooo:paragraph-rsid="00a35fb2"/>
    </style:style>
    <style:style style:name="P8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a4a299" officeooo:paragraph-rsid="00a4a299"/>
    </style:style>
    <style:style style:name="P8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a7f6a9" officeooo:paragraph-rsid="00a7f6a9"/>
    </style:style>
    <style:style style:name="P8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55bdd1" officeooo:paragraph-rsid="0055bdd1"/>
    </style:style>
    <style:style style:name="P8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0b5265" officeooo:paragraph-rsid="0046ec3b"/>
    </style:style>
    <style:style style:name="P9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0b5265" officeooo:paragraph-rsid="000b5265"/>
    </style:style>
    <style:style style:name="P9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500242" officeooo:paragraph-rsid="00500242"/>
    </style:style>
    <style:style style:name="P9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500242" officeooo:paragraph-rsid="005dd770"/>
    </style:style>
    <style:style style:name="P9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9add4" officeooo:paragraph-rsid="005dd770"/>
    </style:style>
    <style:style style:name="P9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9add4" officeooo:paragraph-rsid="0019add4"/>
    </style:style>
    <style:style style:name="P9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2cb6a5" officeooo:paragraph-rsid="005dd770"/>
    </style:style>
    <style:style style:name="P9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2cb6a5" officeooo:paragraph-rsid="002cb6a5"/>
    </style:style>
    <style:style style:name="P9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46ae83" officeooo:paragraph-rsid="0046ae83"/>
    </style:style>
    <style:style style:name="P9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68f41d" officeooo:paragraph-rsid="0068f41d"/>
    </style:style>
    <style:style style:name="P9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5e9b4f" officeooo:paragraph-rsid="005e9b4f"/>
    </style:style>
    <style:style style:name="P10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92b405" officeooo:paragraph-rsid="0092b405"/>
    </style:style>
    <style:style style:name="P10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75f8d7" officeooo:paragraph-rsid="0075f8d7"/>
    </style:style>
    <style:style style:name="P10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216c4a" officeooo:paragraph-rsid="00375577"/>
    </style:style>
    <style:style style:name="P10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216c4a" officeooo:paragraph-rsid="00216c4a"/>
    </style:style>
    <style:style style:name="P10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216c4a" officeooo:paragraph-rsid="0023768c"/>
    </style:style>
    <style:style style:name="P10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216c4a" officeooo:paragraph-rsid="00965a5f"/>
    </style:style>
    <style:style style:name="P10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ca617" officeooo:paragraph-rsid="00965a5f"/>
    </style:style>
    <style:style style:name="P10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ca617" officeooo:paragraph-rsid="0023768c"/>
    </style:style>
    <style:style style:name="P10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917e0a" officeooo:paragraph-rsid="00917e0a"/>
    </style:style>
    <style:style style:name="P10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d4177" officeooo:paragraph-rsid="006ea525"/>
    </style:style>
    <style:style style:name="P11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d4177" officeooo:paragraph-rsid="001d4177"/>
    </style:style>
    <style:style style:name="P11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6ea525" officeooo:paragraph-rsid="00ae9878"/>
    </style:style>
    <style:style style:name="P11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6ea525" officeooo:paragraph-rsid="006ea525"/>
    </style:style>
    <style:style style:name="P11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24ee47" officeooo:paragraph-rsid="0024ee47"/>
    </style:style>
    <style:style style:name="P11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96c6fe" officeooo:paragraph-rsid="0096c6fe"/>
    </style:style>
    <style:style style:name="P11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97c440" officeooo:paragraph-rsid="0097c440"/>
    </style:style>
    <style:style style:name="P11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97d259" officeooo:paragraph-rsid="0097d259"/>
    </style:style>
    <style:style style:name="P11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941b6a" officeooo:paragraph-rsid="00941b6a"/>
    </style:style>
    <style:style style:name="P11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704c6d" officeooo:paragraph-rsid="00704c6d"/>
    </style:style>
    <style:style style:name="P11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25fa62" officeooo:paragraph-rsid="0025fa62"/>
    </style:style>
    <style:style style:name="P12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25fa62" officeooo:paragraph-rsid="0037beb7"/>
    </style:style>
    <style:style style:name="P12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64a167" officeooo:paragraph-rsid="0064a167"/>
    </style:style>
    <style:style style:name="P12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b47c6" officeooo:paragraph-rsid="00392554"/>
    </style:style>
    <style:style style:name="P12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b47c6" officeooo:paragraph-rsid="001b47c6"/>
    </style:style>
    <style:style style:name="P12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b47c6" officeooo:paragraph-rsid="001c5191"/>
    </style:style>
    <style:style style:name="P12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c5191" officeooo:paragraph-rsid="001c5191"/>
    </style:style>
    <style:style style:name="P12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9982a3" officeooo:paragraph-rsid="009982a3"/>
    </style:style>
    <style:style style:name="P12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ee1b9" officeooo:paragraph-rsid="001ee1b9"/>
    </style:style>
    <style:style style:name="P12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d84ba" officeooo:paragraph-rsid="003bd095"/>
    </style:style>
    <style:style style:name="P12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d84ba" officeooo:paragraph-rsid="001d84ba"/>
    </style:style>
    <style:style style:name="P13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ad709b" officeooo:paragraph-rsid="00ad709b"/>
    </style:style>
    <style:style style:name="P13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fd49d" officeooo:paragraph-rsid="001fd49d"/>
    </style:style>
    <style:style style:name="P13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98c6e2" officeooo:paragraph-rsid="0098c6e2"/>
    </style:style>
    <style:style style:name="P13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728fcb" officeooo:paragraph-rsid="00728fcb"/>
    </style:style>
    <style:style style:name="P13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740920" officeooo:paragraph-rsid="00740920"/>
    </style:style>
    <style:style style:name="P13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70ec79" officeooo:paragraph-rsid="0070ec79"/>
    </style:style>
    <style:style style:name="P13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b05cfc" officeooo:paragraph-rsid="00b05cfc"/>
    </style:style>
    <style:style style:name="P13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b14dd4" officeooo:paragraph-rsid="00b14dd4"/>
    </style:style>
    <style:style style:name="P13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b9333b" officeooo:paragraph-rsid="00b9333b"/>
    </style:style>
    <style:style style:name="P13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b980cf" officeooo:paragraph-rsid="00b9333b"/>
    </style:style>
    <style:style style:name="P14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c563d5" officeooo:paragraph-rsid="00c563d5"/>
    </style:style>
    <style:style style:name="P14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c9d984" officeooo:paragraph-rsid="00c9d984"/>
    </style:style>
    <style:style style:name="P14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ca0357" officeooo:paragraph-rsid="00ca0357"/>
    </style:style>
    <style:style style:name="P14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cddc62" officeooo:paragraph-rsid="00cddc62"/>
    </style:style>
    <style:style style:name="P14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paragraph-rsid="00ae9878"/>
    </style:style>
    <style:style style:name="P14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d6b28f" officeooo:paragraph-rsid="00d6b28f"/>
    </style:style>
    <style:style style:name="P14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71688f" officeooo:paragraph-rsid="0071688f"/>
    </style:style>
    <style:style style:name="P14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d6bc4b" officeooo:paragraph-rsid="00d6bc4b"/>
    </style:style>
    <style:style style:name="P14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d81c72" officeooo:paragraph-rsid="00d81c72"/>
    </style:style>
    <style:style style:name="P14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da40d9" officeooo:paragraph-rsid="00da40d9"/>
    </style:style>
    <style:style style:name="P15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dbcc85" officeooo:paragraph-rsid="00dbcc85"/>
    </style:style>
    <style:style style:name="P15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dddb0f" officeooo:paragraph-rsid="00dddb0f"/>
    </style:style>
    <style:style style:name="P15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deb8f5" officeooo:paragraph-rsid="00deb8f5"/>
    </style:style>
    <style:style style:name="P15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5f53d7" officeooo:paragraph-rsid="005f53d7"/>
    </style:style>
    <style:style style:name="P15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df6047" officeooo:paragraph-rsid="00df6047"/>
    </style:style>
    <style:style style:name="P15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e1ed6b" officeooo:paragraph-rsid="00e1ed6b"/>
    </style:style>
    <style:style style:name="P15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65c331" officeooo:paragraph-rsid="0065c331"/>
    </style:style>
    <style:style style:name="P15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e3f9db" officeooo:paragraph-rsid="00e3f9db"/>
    </style:style>
    <style:style style:name="P15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e49381" officeooo:paragraph-rsid="00e49381"/>
    </style:style>
    <style:style style:name="P15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e5705c" officeooo:paragraph-rsid="00e5705c"/>
    </style:style>
    <style:style style:name="P16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e6fab5" officeooo:paragraph-rsid="00e6fab5"/>
    </style:style>
    <style:style style:name="P16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e8bb5c" officeooo:paragraph-rsid="00e8bb5c"/>
    </style:style>
    <style:style style:name="P16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e9ea18" officeooo:paragraph-rsid="00e9ea18"/>
    </style:style>
    <style:style style:name="P16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eb8ce7" officeooo:paragraph-rsid="00eb8ce7"/>
    </style:style>
    <style:style style:name="P16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ee355a" officeooo:paragraph-rsid="00ee355a"/>
    </style:style>
    <style:style style:name="P16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ef9b21" officeooo:paragraph-rsid="00ef9b21"/>
    </style:style>
    <style:style style:name="P16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f2810f" officeooo:paragraph-rsid="00f2810f"/>
    </style:style>
    <style:style style:name="P16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ce7c7a" officeooo:paragraph-rsid="00ce7c7a"/>
    </style:style>
    <style:style style:name="P16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f3c551" officeooo:paragraph-rsid="00f3c551"/>
    </style:style>
    <style:style style:name="P16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9be52f" officeooo:paragraph-rsid="009be52f"/>
    </style:style>
    <style:style style:name="P170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7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87011e" officeooo:paragraph-rsid="0089ca15"/>
    </style:style>
    <style:style style:name="P17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87011e" officeooo:paragraph-rsid="0087011e"/>
    </style:style>
    <style:style style:name="P17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6291b5" officeooo:paragraph-rsid="006291b5"/>
    </style:style>
    <style:style style:name="P17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8ba741" officeooo:paragraph-rsid="008ba741"/>
    </style:style>
    <style:style style:name="P17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ae9878" officeooo:paragraph-rsid="00ae9878"/>
    </style:style>
    <style:style style:name="P17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b44271" officeooo:paragraph-rsid="00b44271"/>
    </style:style>
    <style:style style:name="P17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be8096" officeooo:paragraph-rsid="00be8096"/>
    </style:style>
    <style:style style:name="P17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c09b55" officeooo:paragraph-rsid="00c09b55"/>
    </style:style>
    <style:style style:name="P17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c29abd" officeooo:paragraph-rsid="00c29abd"/>
    </style:style>
    <style:style style:name="P18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text-underline-style="none" officeooo:rsid="00c33540" officeooo:paragraph-rsid="00c33540"/>
    </style:style>
    <style:style style:name="P18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text-underline-style="none" officeooo:rsid="00c43740" officeooo:paragraph-rsid="00c43740"/>
    </style:style>
    <style:style style:name="P18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ae9878" officeooo:paragraph-rsid="00ae9878"/>
    </style:style>
    <style:style style:name="P18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b05cfc" officeooo:paragraph-rsid="00b05cfc"/>
    </style:style>
    <style:style style:name="P18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b3251a" officeooo:paragraph-rsid="00b3251a"/>
    </style:style>
    <style:style style:name="P18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b44271" officeooo:paragraph-rsid="00b44271"/>
    </style:style>
    <style:style style:name="P18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text-underline-style="solid" style:text-underline-width="auto" style:text-underline-color="font-color" officeooo:rsid="00b44271" officeooo:paragraph-rsid="00b44271"/>
    </style:style>
    <style:style style:name="P18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e1c296" officeooo:paragraph-rsid="00e1c296"/>
    </style:style>
    <style:style style:name="P18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edcf7d" officeooo:paragraph-rsid="00edcf7d"/>
    </style:style>
    <style:style style:name="P189" style:family="paragraph" style:parent-style-name="Text_20_body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style:text-underline-style="none" officeooo:rsid="008ba741" officeooo:paragraph-rsid="008ba741"/>
    </style:style>
    <style:style style:name="P190" style:family="paragraph" style:parent-style-name="Standard" style:list-style-name="L1">
      <style:paragraph-properties fo:margin-left="0cm" fo:margin-right="0cm" fo:margin-top="0cm" fo:margin-bottom="0cm" style:contextual-spacing="false" fo:text-indent="0cm" style:auto-text-indent="false"/>
      <style:text-properties officeooo:rsid="00ae9878" officeooo:paragraph-rsid="00216c4a"/>
    </style:style>
    <style:style style:name="P19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none" officeooo:rsid="00eb8ce7" officeooo:paragraph-rsid="00eb8ce7"/>
    </style:style>
    <style:style style:name="P19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75f8d7" officeooo:paragraph-rsid="0075f8d7"/>
    </style:style>
    <style:style style:name="P19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f6d982" officeooo:paragraph-rsid="00f6d982"/>
    </style:style>
    <style:style style:name="P19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6080d1" officeooo:paragraph-rsid="006080d1"/>
    </style:style>
    <style:style style:name="P19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f75cd5" officeooo:paragraph-rsid="00f75cd5"/>
    </style:style>
    <style:style style:name="P19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f850cb" officeooo:paragraph-rsid="00f850cb"/>
    </style:style>
    <style:style style:name="P19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fa5dd1" officeooo:paragraph-rsid="00fa5dd1"/>
    </style:style>
    <style:style style:name="P19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6ea525" officeooo:paragraph-rsid="006ea525"/>
    </style:style>
    <style:style style:name="P19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fbff85" officeooo:paragraph-rsid="00fc062d"/>
    </style:style>
    <style:style style:name="P20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fdd96f" officeooo:paragraph-rsid="00fdd96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2169a"/>
    </style:style>
    <style:style style:name="T3" style:family="text">
      <style:text-properties style:text-underline-style="solid" style:text-underline-width="auto" style:text-underline-color="font-color" officeooo:rsid="002fee9f"/>
    </style:style>
    <style:style style:name="T4" style:family="text">
      <style:text-properties style:text-underline-style="solid" style:text-underline-width="auto" style:text-underline-color="font-color" officeooo:rsid="0042ec20"/>
    </style:style>
    <style:style style:name="T5" style:family="text">
      <style:text-properties style:text-underline-style="solid" style:text-underline-width="auto" style:text-underline-color="font-color" officeooo:rsid="0049077a"/>
    </style:style>
    <style:style style:name="T6" style:family="text">
      <style:text-properties style:text-underline-style="solid" style:text-underline-width="auto" style:text-underline-color="font-color" officeooo:rsid="005934fc"/>
    </style:style>
    <style:style style:name="T7" style:family="text">
      <style:text-properties style:text-underline-style="solid" style:text-underline-width="auto" style:text-underline-color="font-color" officeooo:rsid="0059940e"/>
    </style:style>
    <style:style style:name="T8" style:family="text">
      <style:text-properties style:text-underline-style="solid" style:text-underline-width="auto" style:text-underline-color="font-color" officeooo:rsid="00761c9a"/>
    </style:style>
    <style:style style:name="T9" style:family="text">
      <style:text-properties style:text-underline-style="solid" style:text-underline-width="auto" style:text-underline-color="font-color" officeooo:rsid="007909c6"/>
    </style:style>
    <style:style style:name="T10" style:family="text">
      <style:text-properties style:text-underline-style="solid" style:text-underline-width="auto" style:text-underline-color="font-color" officeooo:rsid="0087011e"/>
    </style:style>
    <style:style style:name="T11" style:family="text">
      <style:text-properties style:text-underline-style="solid" style:text-underline-width="auto" style:text-underline-color="font-color" officeooo:rsid="00965a5f"/>
    </style:style>
    <style:style style:name="T12" style:family="text">
      <style:text-properties style:text-underline-style="solid" style:text-underline-width="auto" style:text-underline-color="font-color" officeooo:rsid="00a4a299"/>
    </style:style>
    <style:style style:name="T13" style:family="text">
      <style:text-properties style:text-underline-style="solid" style:text-underline-width="auto" style:text-underline-color="font-color" officeooo:rsid="0098681b"/>
    </style:style>
    <style:style style:name="T14" style:family="text">
      <style:text-properties style:text-underline-style="solid" style:text-underline-width="auto" style:text-underline-color="font-color" officeooo:rsid="00b60709"/>
    </style:style>
    <style:style style:name="T15" style:family="text">
      <style:text-properties style:text-underline-style="solid" style:text-underline-width="auto" style:text-underline-color="font-color" officeooo:rsid="00bd05f1"/>
    </style:style>
    <style:style style:name="T16" style:family="text">
      <style:text-properties style:text-underline-style="solid" style:text-underline-width="auto" style:text-underline-color="font-color" officeooo:rsid="00d0eccb"/>
    </style:style>
    <style:style style:name="T17" style:family="text">
      <style:text-properties style:text-underline-style="solid" style:text-underline-width="auto" style:text-underline-color="font-color" officeooo:rsid="00fc062d"/>
    </style:style>
    <style:style style:name="T18" style:family="text">
      <style:text-properties officeooo:rsid="000d236e"/>
    </style:style>
    <style:style style:name="T19" style:family="text">
      <style:text-properties officeooo:rsid="000d590d"/>
    </style:style>
    <style:style style:name="T20" style:family="text">
      <style:text-properties officeooo:rsid="000d69a5"/>
    </style:style>
    <style:style style:name="T21" style:family="text">
      <style:text-properties officeooo:rsid="000f4e2c"/>
    </style:style>
    <style:style style:name="T22" style:family="text">
      <style:text-properties officeooo:rsid="000fdd30"/>
    </style:style>
    <style:style style:name="T23" style:family="text">
      <style:text-properties officeooo:rsid="0010e319"/>
    </style:style>
    <style:style style:name="T24" style:family="text">
      <style:text-properties officeooo:rsid="00143b99"/>
    </style:style>
    <style:style style:name="T25" style:family="text">
      <style:text-properties officeooo:rsid="00145b66"/>
    </style:style>
    <style:style style:name="T26" style:family="text">
      <style:text-properties officeooo:rsid="00193656"/>
    </style:style>
    <style:style style:name="T27" style:family="text">
      <style:text-properties officeooo:rsid="0019add4"/>
    </style:style>
    <style:style style:name="T28" style:family="text">
      <style:text-properties officeooo:rsid="001c5191"/>
    </style:style>
    <style:style style:name="T29" style:family="text">
      <style:text-properties officeooo:rsid="001d84ba"/>
    </style:style>
    <style:style style:name="T30" style:family="text">
      <style:text-properties officeooo:rsid="001ee1b9"/>
    </style:style>
    <style:style style:name="T31" style:family="text">
      <style:text-properties officeooo:rsid="0022169a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22169a"/>
    </style:style>
    <style:style style:name="T34" style:family="text">
      <style:text-properties style:text-underline-style="none" officeooo:rsid="0023768c"/>
    </style:style>
    <style:style style:name="T35" style:family="text">
      <style:text-properties style:text-underline-style="none" officeooo:rsid="002fee9f"/>
    </style:style>
    <style:style style:name="T36" style:family="text">
      <style:text-properties style:text-underline-style="none" officeooo:rsid="00302fbd"/>
    </style:style>
    <style:style style:name="T37" style:family="text">
      <style:text-properties style:text-underline-style="none" officeooo:rsid="0042ec20"/>
    </style:style>
    <style:style style:name="T38" style:family="text">
      <style:text-properties style:text-underline-style="none" officeooo:rsid="00435d1f"/>
    </style:style>
    <style:style style:name="T39" style:family="text">
      <style:text-properties style:text-underline-style="none" officeooo:rsid="0044870e"/>
    </style:style>
    <style:style style:name="T40" style:family="text">
      <style:text-properties style:text-underline-style="none" officeooo:rsid="0048a332"/>
    </style:style>
    <style:style style:name="T41" style:family="text">
      <style:text-properties style:text-underline-style="none" officeooo:rsid="0049077a"/>
    </style:style>
    <style:style style:name="T42" style:family="text">
      <style:text-properties style:text-underline-style="none" officeooo:rsid="0012bc66"/>
    </style:style>
    <style:style style:name="T43" style:family="text">
      <style:text-properties style:text-underline-style="none" officeooo:rsid="005934fc"/>
    </style:style>
    <style:style style:name="T44" style:family="text">
      <style:text-properties style:text-underline-style="none" officeooo:rsid="00761c9a"/>
    </style:style>
    <style:style style:name="T45" style:family="text">
      <style:text-properties style:text-underline-style="none" officeooo:rsid="007909c6"/>
    </style:style>
    <style:style style:name="T46" style:family="text">
      <style:text-properties style:text-underline-style="none" officeooo:rsid="007a7a62"/>
    </style:style>
    <style:style style:name="T47" style:family="text">
      <style:text-properties style:text-underline-style="none" officeooo:rsid="00852b3c"/>
    </style:style>
    <style:style style:name="T48" style:family="text">
      <style:text-properties style:text-underline-style="none" officeooo:rsid="0088501e"/>
    </style:style>
    <style:style style:name="T49" style:family="text">
      <style:text-properties style:text-underline-style="none" officeooo:rsid="0089813e"/>
    </style:style>
    <style:style style:name="T50" style:family="text">
      <style:text-properties style:text-underline-style="none" officeooo:rsid="0089ca15"/>
    </style:style>
    <style:style style:name="T51" style:family="text">
      <style:text-properties style:text-underline-style="none" officeooo:rsid="00965a5f"/>
    </style:style>
    <style:style style:name="T52" style:family="text">
      <style:text-properties style:text-underline-style="none" officeooo:rsid="00a4a299"/>
    </style:style>
    <style:style style:name="T53" style:family="text">
      <style:text-properties style:text-underline-style="none" officeooo:rsid="00a4e03e"/>
    </style:style>
    <style:style style:name="T54" style:family="text">
      <style:text-properties style:text-underline-style="none" officeooo:rsid="00a6dda0"/>
    </style:style>
    <style:style style:name="T55" style:family="text">
      <style:text-properties style:text-underline-style="none" officeooo:rsid="00a85d8f"/>
    </style:style>
    <style:style style:name="T56" style:family="text">
      <style:text-properties style:text-underline-style="none" officeooo:rsid="00ab7f68"/>
    </style:style>
    <style:style style:name="T57" style:family="text">
      <style:text-properties style:text-underline-style="none" officeooo:rsid="0098681b"/>
    </style:style>
    <style:style style:name="T58" style:family="text">
      <style:text-properties style:text-underline-style="none" officeooo:rsid="00b299b1"/>
    </style:style>
    <style:style style:name="T59" style:family="text">
      <style:text-properties style:text-underline-style="none" officeooo:rsid="00b3251a"/>
    </style:style>
    <style:style style:name="T60" style:family="text">
      <style:text-properties style:text-underline-style="none" officeooo:rsid="00b3398d"/>
    </style:style>
    <style:style style:name="T61" style:family="text">
      <style:text-properties style:text-underline-style="none" officeooo:rsid="00b44271"/>
    </style:style>
    <style:style style:name="T62" style:family="text">
      <style:text-properties style:text-underline-style="none" officeooo:rsid="00b5770a"/>
    </style:style>
    <style:style style:name="T63" style:family="text">
      <style:text-properties style:text-underline-style="none" officeooo:rsid="00b60709"/>
    </style:style>
    <style:style style:name="T64" style:family="text">
      <style:text-properties style:text-underline-style="none" officeooo:rsid="00bd05f1"/>
    </style:style>
    <style:style style:name="T65" style:family="text">
      <style:text-properties style:text-underline-style="none" officeooo:rsid="00ce9ec9"/>
    </style:style>
    <style:style style:name="T66" style:family="text">
      <style:text-properties style:text-underline-style="none" officeooo:rsid="00fc062d"/>
    </style:style>
    <style:style style:name="T67" style:family="text">
      <style:text-properties officeooo:rsid="002fee9f"/>
    </style:style>
    <style:style style:name="T68" style:family="text">
      <style:text-properties officeooo:rsid="0012bc66"/>
    </style:style>
    <style:style style:name="T69" style:family="text">
      <style:text-properties officeooo:rsid="00302fbd"/>
    </style:style>
    <style:style style:name="T70" style:family="text">
      <style:text-properties officeooo:rsid="003262ec"/>
    </style:style>
    <style:style style:name="T71" style:family="text">
      <style:text-properties officeooo:rsid="0033e7ed"/>
    </style:style>
    <style:style style:name="T72" style:family="text">
      <style:text-properties officeooo:rsid="0034b32d"/>
    </style:style>
    <style:style style:name="T73" style:family="text">
      <style:text-properties officeooo:rsid="003569a2"/>
    </style:style>
    <style:style style:name="T74" style:family="text">
      <style:text-properties officeooo:rsid="00375577"/>
    </style:style>
    <style:style style:name="T75" style:family="text">
      <style:text-properties officeooo:rsid="0037b9d9"/>
    </style:style>
    <style:style style:name="T76" style:family="text">
      <style:text-properties officeooo:rsid="0037beb7"/>
    </style:style>
    <style:style style:name="T77" style:family="text">
      <style:text-properties officeooo:rsid="00392554"/>
    </style:style>
    <style:style style:name="T78" style:family="text">
      <style:text-properties officeooo:rsid="003a0bb2"/>
    </style:style>
    <style:style style:name="T79" style:family="text">
      <style:text-properties officeooo:rsid="003b58a3"/>
    </style:style>
    <style:style style:name="T80" style:family="text">
      <style:text-properties officeooo:rsid="003bd095"/>
    </style:style>
    <style:style style:name="T81" style:family="text">
      <style:text-properties officeooo:rsid="003ceddb"/>
    </style:style>
    <style:style style:name="T82" style:family="text">
      <style:text-properties officeooo:rsid="003f5761"/>
    </style:style>
    <style:style style:name="T83" style:family="text">
      <style:text-properties officeooo:rsid="0049077a"/>
    </style:style>
    <style:style style:name="T84" style:family="text">
      <style:text-properties officeooo:rsid="004a1edc"/>
    </style:style>
    <style:style style:name="T85" style:family="text">
      <style:text-properties officeooo:rsid="004afbac"/>
    </style:style>
    <style:style style:name="T86" style:family="text">
      <style:text-properties officeooo:rsid="004ea83c"/>
    </style:style>
    <style:style style:name="T87" style:family="text">
      <style:text-properties officeooo:rsid="00500242"/>
    </style:style>
    <style:style style:name="T88" style:family="text">
      <style:text-properties officeooo:rsid="00517ba7"/>
    </style:style>
    <style:style style:name="T89" style:family="text">
      <style:text-properties officeooo:rsid="005351c6"/>
    </style:style>
    <style:style style:name="T90" style:family="text">
      <style:text-properties officeooo:rsid="00550fd1"/>
    </style:style>
    <style:style style:name="T91" style:family="text">
      <style:text-properties officeooo:rsid="005775ff"/>
    </style:style>
    <style:style style:name="T92" style:family="text">
      <style:text-properties officeooo:rsid="005934fc"/>
    </style:style>
    <style:style style:name="T93" style:family="text">
      <style:text-properties officeooo:rsid="0059940e"/>
    </style:style>
    <style:style style:name="T94" style:family="text">
      <style:text-properties officeooo:rsid="005a0706"/>
    </style:style>
    <style:style style:name="T95" style:family="text">
      <style:text-properties officeooo:rsid="005a671c"/>
    </style:style>
    <style:style style:name="T96" style:family="text">
      <style:text-properties officeooo:rsid="005dd770"/>
    </style:style>
    <style:style style:name="T97" style:family="text">
      <style:text-properties officeooo:rsid="0061285b"/>
    </style:style>
    <style:style style:name="T98" style:family="text">
      <style:text-properties officeooo:rsid="0063f53f"/>
    </style:style>
    <style:style style:name="T99" style:family="text">
      <style:text-properties officeooo:rsid="0068a99c"/>
    </style:style>
    <style:style style:name="T100" style:family="text">
      <style:text-properties officeooo:rsid="006ea525"/>
    </style:style>
    <style:style style:name="T101" style:family="text">
      <style:text-properties officeooo:rsid="0070e2a8"/>
    </style:style>
    <style:style style:name="T102" style:family="text">
      <style:text-properties officeooo:rsid="00740920"/>
    </style:style>
    <style:style style:name="T103" style:family="text">
      <style:text-properties officeooo:rsid="0075f8d7"/>
    </style:style>
    <style:style style:name="T104" style:family="text">
      <style:text-properties officeooo:rsid="007d8793"/>
    </style:style>
    <style:style style:name="T105" style:family="text">
      <style:text-properties officeooo:rsid="007ed40e"/>
    </style:style>
    <style:style style:name="T106" style:family="text">
      <style:text-properties officeooo:rsid="0080a2f2"/>
    </style:style>
    <style:style style:name="T107" style:family="text">
      <style:text-properties officeooo:rsid="00824737"/>
    </style:style>
    <style:style style:name="T108" style:family="text">
      <style:text-properties officeooo:rsid="008c02fb"/>
    </style:style>
    <style:style style:name="T109" style:family="text">
      <style:text-properties officeooo:rsid="008c8e9c"/>
    </style:style>
    <style:style style:name="T110" style:family="text">
      <style:text-properties officeooo:rsid="008ce342"/>
    </style:style>
    <style:style style:name="T111" style:family="text">
      <style:text-properties officeooo:rsid="008ee449"/>
    </style:style>
    <style:style style:name="T112" style:family="text">
      <style:text-properties officeooo:rsid="0094026c"/>
    </style:style>
    <style:style style:name="T113" style:family="text">
      <style:text-properties officeooo:rsid="00948fd7"/>
    </style:style>
    <style:style style:name="T114" style:family="text">
      <style:text-properties officeooo:rsid="00961151"/>
    </style:style>
    <style:style style:name="T115" style:family="text">
      <style:text-properties officeooo:rsid="0097c440"/>
    </style:style>
    <style:style style:name="T116" style:family="text">
      <style:text-properties officeooo:rsid="0097d259"/>
    </style:style>
    <style:style style:name="T117" style:family="text">
      <style:text-properties officeooo:rsid="009de48d"/>
    </style:style>
    <style:style style:name="T118" style:family="text">
      <style:text-properties officeooo:rsid="00ae9878"/>
    </style:style>
    <style:style style:name="T119" style:family="text">
      <style:text-properties officeooo:rsid="00b85098"/>
    </style:style>
    <style:style style:name="T120" style:family="text">
      <style:text-properties officeooo:rsid="00b9333b"/>
    </style:style>
    <style:style style:name="T121" style:family="text">
      <style:text-properties officeooo:rsid="00b980cf"/>
    </style:style>
    <style:style style:name="T122" style:family="text">
      <style:text-properties officeooo:rsid="00bfc372"/>
    </style:style>
    <style:style style:name="T123" style:family="text">
      <style:text-properties officeooo:rsid="00c3ca29"/>
    </style:style>
    <style:style style:name="T124" style:family="text">
      <style:text-properties officeooo:rsid="00c67789"/>
    </style:style>
    <style:style style:name="T125" style:family="text">
      <style:text-properties officeooo:rsid="00c974f2"/>
    </style:style>
    <style:style style:name="T126" style:family="text">
      <style:text-properties officeooo:rsid="00c9d984"/>
    </style:style>
    <style:style style:name="T127" style:family="text">
      <style:text-properties officeooo:rsid="00ccd0ad"/>
    </style:style>
    <style:style style:name="T128" style:family="text">
      <style:text-properties officeooo:rsid="00ce7c7a"/>
    </style:style>
    <style:style style:name="T129" style:family="text">
      <style:text-properties officeooo:rsid="00ce9ec9"/>
    </style:style>
    <style:style style:name="T130" style:family="text">
      <style:text-properties officeooo:rsid="00d04ec4"/>
    </style:style>
    <style:style style:name="T131" style:family="text">
      <style:text-properties officeooo:rsid="00d0eccb"/>
    </style:style>
    <style:style style:name="T132" style:family="text">
      <style:text-properties officeooo:rsid="00d14a1c"/>
    </style:style>
    <style:style style:name="T133" style:family="text">
      <style:text-properties officeooo:rsid="00d23862"/>
    </style:style>
    <style:style style:name="T134" style:family="text">
      <style:text-properties officeooo:rsid="00d81c72"/>
    </style:style>
    <style:style style:name="T135" style:family="text">
      <style:text-properties officeooo:rsid="00d9a7a6"/>
    </style:style>
    <style:style style:name="T136" style:family="text">
      <style:text-properties officeooo:rsid="00dd7073"/>
    </style:style>
    <style:style style:name="T137" style:family="text">
      <style:text-properties officeooo:rsid="00e41a1f"/>
    </style:style>
    <style:style style:name="T138" style:family="text">
      <style:text-properties officeooo:rsid="00e49381"/>
    </style:style>
    <style:style style:name="T139" style:family="text">
      <style:text-properties officeooo:rsid="00e6fab5"/>
    </style:style>
    <style:style style:name="T140" style:family="text">
      <style:text-properties officeooo:rsid="00e70abb"/>
    </style:style>
    <style:style style:name="T141" style:family="text">
      <style:text-properties officeooo:rsid="00e930ef"/>
    </style:style>
    <style:style style:name="T142" style:family="text">
      <style:text-properties officeooo:rsid="00eb8ce7"/>
    </style:style>
    <style:style style:name="T143" style:family="text">
      <style:text-properties officeooo:rsid="00efdef4"/>
    </style:style>
    <style:style style:name="T144" style:family="text">
      <style:text-properties officeooo:rsid="00f68520"/>
    </style:style>
    <style:style style:name="T145" style:family="text">
      <style:text-properties officeooo:rsid="00f6d8a6"/>
    </style:style>
    <style:style style:name="T146" style:family="text">
      <style:text-properties officeooo:rsid="00f6d982"/>
    </style:style>
    <style:style style:name="T147" style:family="text">
      <style:text-properties officeooo:rsid="00f8ff10"/>
    </style:style>
    <style:style style:name="T148" style:family="text">
      <style:text-properties officeooo:rsid="00fa5dd1"/>
    </style:style>
    <style:style style:name="T149" style:family="text">
      <style:text-properties officeooo:rsid="00fbfa6f"/>
    </style:style>
    <style:style style:name="T150" style:family="text">
      <style:text-properties officeooo:rsid="00fbff85"/>
    </style:style>
    <style:style style:name="T151" style:family="text">
      <style:text-properties officeooo:rsid="00fc062d"/>
    </style:style>
    <text:list-style style:name="L1">
      <text:list-level-style-number text:level="1" text:style-name="Numbering_20_Symbols" style:num-suffix="." style:num-format="1" text:start-value="1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 vor Chr.<text:tab/><text:tab/><text:tab/>Münster = spätkeltischer Strassentempel</text:p>
      <text:p text:style-name="P3"/>
      <text:p text:style-name="P3">343-346 n. Chr.<text:tab/><text:tab/>Bischof= der erste: Justinianus (Sitz: Augusta Raurica)</text:p>
      <text:p text:style-name="P3"/>
      <text:p text:style-name="P4">7 Jahrh. <text:tab/><text:tab/><text:tab/>Bischof = Ragnarchus (Sitz: BS, Münsterplatz)</text:p>
      <text:p text:style-name="P4"/>
      <text:p text:style-name="P4">805-823<text:tab/><text:tab/><text:tab/>Bischof = <text:span text:style-name="T1">Haito, Abt zu Reichenau</text:span><text:span text:style-name="T32"> =</text:span></text:p>
      <text:p text:style-name="P5"><text:tab/><text:tab/><text:tab/><text:tab/>Münster = erstes, das Haitomünster wird im karoling. Stil erbaut</text:p>
      <text:p text:style-name="P5"/>
      <text:p text:style-name="P41">917<text:tab/><text:tab/><text:tab/><text:tab/>Ungarnsturm = Münster + Bischof kaput </text:p>
      <text:p text:style-name="P41"/>
      <text:p text:style-name="P3"/>
      <text:p text:style-name="P43"><text:span text:style-name="T85">8 Jahrh. <text:tab/><text:tab/><text:tab/></text:span><text:span text:style-name="T42">Theodorskirche </text:span><text:span text:style-name="T36">= </text:span><text:span text:style-name="T68">Gräber, innen (1947, entdeckt), lag früher im <text:tab/><text:tab/><text:tab/><text:tab/><text:tab/>verlassenen Dorf Niederbasel</text:span></text:p>
      <text:p text:style-name="P43"/>
      <text:p text:style-name="P41">1006<text:tab/><text:tab/><text:tab/><text:tab/><text:span text:style-name="T1">Kaiser Heinrich II</text:span><text:span text:style-name="T32"> = BS im Besitz, Hochburgund</text:span></text:p>
      <text:p text:style-name="P41"><text:span text:style-name="T32"><text:tab/><text:tab/><text:tab/><text:tab/>Stadtpatron = Kaiser + Kaiserin </text:span><text:span text:style-name="T1">Kunigunde</text:span></text:p>
      <text:p text:style-name="P6"><text:tab/><text:tab/><text:tab/><text:tab/>Münster = Neubau = Heinrichsmünster (Münster 2)</text:p>
      <text:p text:style-name="P6"/>
      <text:p text:style-name="P6">1019<text:tab/><text:tab/><text:tab/><text:tab/>Heinrichsmünster = Weihe, damals Marienkirche</text:p>
      <text:p text:style-name="P43"/>
      <text:p text:style-name="P44"/>
      <text:p text:style-name="P43"><text:span text:style-name="T68">11 </text:span>Jahrh.<text:tab/><text:tab/><text:tab/>Theodorskirche <text:span text:style-name="T69">= </text:span>Gräber ausserhalb (1984 u. 1993, entdeck.)</text:p>
      <text:p text:style-name="P43"><text:tab/><text:tab/><text:tab/><text:tab/><text:span text:style-name="T104">St Jakob = Birsbruck = Kapelle, um den Hl Jakob (Beschützer d. <text:tab/><text:tab/><text:tab/><text:tab/><text:tab/>Reisenden) u. d. Hl Barbara (Gewitter) an dem einsamen Ort u. v. d. <text:tab/><text:tab/><text:tab/><text:tab/>Brückenüberquerung um Beistand zu bitten</text:span></text:p>
      <text:p text:style-name="P45"/>
      <text:p text:style-name="P45">1048<text:tab/><text:tab/><text:tab/><text:tab/>Theodorskirche erstmals urkundl. <text:span text:style-name="T94">E</text:span>rw<text:span text:style-name="T25">ähnt</text:span></text:p>
      <text:p text:style-name="P45"/>
      <text:p text:style-name="P47">1080<text:tab/><text:tab/><text:tab/><text:tab/>Leonhardskirche = erstmals erwähnt</text:p>
      <text:p text:style-name="P45"/>
      <text:p text:style-name="P49">1083<text:tab/><text:tab/><text:tab/><text:tab/><text:span text:style-name="T1">Burkhard v. Fenis: </text:span>Benediktiner und Bischof zu BS:<text:span text:style-name="T32"> gründet das erste <text:tab/><text:tab/><text:tab/><text:tab/>Kloster vor der Stadt: St. Alban</text:span></text:p>
      <text:p text:style-name="P45"/>
      <text:p text:style-name="P50">1093<text:tab/><text:tab/><text:tab/><text:tab/>St Alban wird Cluniazenserpriorat („Aussenstelle d. bene. Abtei <text:tab/><text:tab/><text:tab/><text:tab/><text:tab/>Cluny, im Burgund <text:s/></text:p>
      <text:p text:style-name="P50"/>
      <text:p text:style-name="P48">12 Jahrh.<text:tab/><text:tab/><text:tab/>Leonhardskirche in die Befestigungsanlage d. Inneren Mauerrings <text:tab/><text:tab/><text:tab/><text:tab/>integriert</text:p>
      <text:p text:style-name="P50"/>
      <text:p text:style-name="P51">1102/<text:span text:style-name="T105">03</text:span><text:tab/><text:tab/><text:tab/>St Jakob a.d. Birs = Brücke erstmals erwähnt, <text:span text:style-name="T105">Hauptverkehrsader: <text:tab/><text:tab/><text:tab/><text:tab/>Elsass-&gt; BS -&gt; Hauenstein</text:span></text:p>
      <text:p text:style-name="P50"/>
      <text:p text:style-name="P48">1118<text:tab/><text:tab/><text:tab/><text:tab/>Leonhardskirche = Geweiht</text:p>
      <text:p text:style-name="P166"><text:tab/><text:tab/><text:tab/><text:tab/>Kleiner Rat = Rat d. Stadt BS</text:p>
      <text:p text:style-name="P48"/>
      <text:p text:style-name="P52">1135<text:tab/><text:tab/><text:tab/><text:tab/>Leonhardskirche = <text:span text:style-name="T1">Augustiner-Chorherren-Stift</text:span></text:p>
      <text:p text:style-name="P48"/>
      <text:p text:style-name="P50"><text:soft-page-break/></text:p>
      <text:p text:style-name="P42">1180-1220<text:tab/><text:tab/><text:tab/>Münster = weitergebaut, in etwa heutige Form</text:p>
      <text:p text:style-name="P42"/>
      <text:p text:style-name="P53">13 Jahrh.<text:tab/><text:tab/><text:tab/>St Jakob = als Siechenhaus erwähnt, <text:span text:style-name="T107">vermutl. Gab es eine Brücke u. <text:tab/><text:tab/><text:tab/><text:tab/>ein Zollhaus, da die Birs grenzfluss zwischen Sis- und Sundgau war.</text:span></text:p>
      <text:p text:style-name="P53"/>
      <text:p text:style-name="P54">1295<text:tab/><text:tab/><text:tab/><text:tab/>BS erwirbt das Brücken- u. Furtenrecht v. <text:span text:style-name="T1">Graf v. Frohburg</text:span></text:p>
      <text:p text:style-name="P45"/>
      <text:p text:style-name="P55">um 1270<text:tab/><text:tab/><text:tab/>St Alban<text:span text:style-name="T70">= </text:span>Wird die Kirche gebaut</text:p>
      <text:p text:style-name="P56"/>
      <text:p text:style-name="P57">1278-1417<text:tab/><text:tab/><text:tab/>St Alban <text:span text:style-name="T71">=</text:span> Krankenstube</text:p>
      <text:p text:style-name="P56"/>
      <text:p text:style-name="P46">Ab 12. Jahrh.<text:tab/><text:tab/><text:tab/>Theodorskirche Gehört <text:s/>zum Kloster St. Alban, <text:span text:style-name="T24">durch den Bau der <text:tab/><text:tab/><text:tab/><text:tab/>Brücke Neuansiedelung rheinabwärts =&gt; Kirche allein = keine Leute 0 <text:tab/><text:tab/><text:tab/><text:tab/>kein Geld</text:span></text:p>
      <text:p text:style-name="P45"/>
      <text:p text:style-name="P58">1225<text:tab/><text:tab/><text:tab/><text:tab/>Rheinbrücke <text:span text:style-name="T72">= </text:span>Bau der ersten </text:p>
      <text:p text:style-name="P58"/>
      <text:p text:style-name="P60">1231<text:tab/><text:tab/><text:tab/><text:tab/>Franziskaner (Barfüsser)</text:p>
      <text:p text:style-name="P60"><text:tab/><text:tab/><text:tab/><text:tab/>predigen in BS u. Dürfen ausserhalb d. Stadt (Petersgraben) ihr <text:tab/><text:tab/><text:tab/><text:tab/><text:tab/>Kloster Gnadental errichten</text:p>
      <text:p text:style-name="P59"/>
      <text:p text:style-name="P61">1233-37<text:tab/><text:tab/><text:tab/><text:span text:style-name="T26">Predigerkirche = Bau f. Dominikanerorden</text:span></text:p>
      <text:p text:style-name="P61"/>
      <text:p text:style-name="P63">1250<text:tab/><text:tab/><text:tab/><text:tab/>Franziskaner = v. <text:span text:style-name="T1">Bischof Berthold v. Pfirt</text:span><text:span text:style-name="T32"> Erlaubnis innerhalb d. <text:tab/><text:tab/><text:tab/><text:tab/><text:tab/>Stadtmauer ihr Kloster zu errichten =&gt;</text:span></text:p>
      <text:p text:style-name="P7">1253-56<text:tab/><text:tab/><text:tab/>Barfüsserkirche erbaut</text:p>
      <text:p text:style-name="P63"/>
      <text:p text:style-name="P54"><text:span text:style-name="T32">1260<text:tab/><text:tab/><text:tab/><text:tab/>St Jakob = das Siechenhaus wird ganz nach St Jakob, damit weiter <text:tab/><text:tab/><text:tab/><text:tab/>auserhalb d. Stadt verlegt: „</text:span><text:span text:style-name="T47">leprosi apud birsbruge“</text:span></text:p>
      <text:p text:style-name="P62"/>
      <text:p text:style-name="P170">1264<text:tab/><text:tab/><text:tab/><text:tab/>Predigerkirche <text:span text:style-name="T72">=</text:span>Weihe des Chores durch den <text:span text:style-name="T1">Bischof v.</text:span> <text:tab/><text:tab/><text:tab/><text:tab/><text:tab/><text:tab/><text:span text:style-name="T1">Regensburg</text:span>, den berühmt. <text:span text:style-name="T73">d</text:span>omini. <text:span text:style-name="T1">Albertus Magnu</text:span><text:span text:style-name="T10">s</text:span></text:p>
      <text:p text:style-name="P171"><text:span text:style-name="T32">1295<text:tab/><text:tab/><text:tab/><text:tab/>St Jakob = Spätestens Siechenhaus hierhin verlegt</text:span><text:span text:style-name="T48"><text:tab/><text:tab/><text:tab/><text:tab/><text:tab/><text:tab/><text:tab/>Siechenhaus: v. Mauer umschlossen<text:tab/><text:tab/><text:tab/><text:tab/><text:tab/><text:tab/><text:tab/><text:tab/><text:tab/>Ausgewählte Kranke dürfen Almosen sammeln (Sondersieche)B</text:span><text:span text:style-name="T49">S-<text:tab/><text:tab/><text:tab/><text:tab/>Bürger, die hinein wollten, mussten Einkaufsgebühr entrichten<text:tab/><text:tab/><text:tab/><text:tab/><text:tab/>B</text:span><text:span text:style-name="T50">etrieb: Stiftungen, tgl. Gesammelte Almosen<text:tab/><text:tab/><text:tab/><text:tab/><text:tab/><text:tab/><text:tab/>Führung: BS-Spital</text:span></text:p>
      <text:p text:style-name="P172">1297<text:tab/><text:tab/><text:tab/><text:tab/>St Jakob = Verwaltung „ procuratores leprosorum residentium <text:tab/><text:tab/><text:tab/><text:tab/><text:tab/>a.d.Birsbrugge“ dort belegt<text:tab/><text:tab/><text:tab/></text:p>
      <text:p text:style-name="P173">1298<text:tab/><text:tab/><text:tab/><text:tab/>Barfüsserkirche = abgebrannt =&gt; m. Unterstütz. d. Bischofs <text:span text:style-name="T1">Peter II v. </text:span><text:tab/><text:tab/><text:tab/><text:tab/><text:span text:style-name="T1">Aspelt</text:span> = neue Kirche</text:p>
      <text:p text:style-name="P189">1328<text:tab/><text:tab/><text:tab/><text:tab/>St Jakob = Gubernator u. Pfleger d. Siechehauses übernehmen zusätzl. <text:tab/><text:tab/><text:tab/><text:tab/>d. Brückenverwaltung <text:span text:style-name="T108">= Birsmeister</text:span></text:p>
      <text:p text:style-name="P174"><text:soft-page-break/><text:tab/><text:tab/><text:tab/><text:tab/><text:span text:style-name="T109">Zusätzl. Wird ein Leutpriester eingestellt</text:span></text:p>
      <text:p text:style-name="P174"><text:tab/><text:tab/><text:tab/><text:tab/><text:span text:style-name="T110">Auf dieser Basis „Wächst u. gedeiht“ der Hof u. wird ein ökonom. <text:tab/><text:tab/><text:tab/><text:tab/>Erfolg</text:span></text:p>
      <text:p text:style-name="P174"/>
      <text:p text:style-name="P177">16.1.1349<text:tab/><text:tab/><text:tab/><text:span text:style-name="T122">Basel = Judenprogrom:</text:span></text:p>
      <text:p text:style-name="P177"><text:tab/><text:tab/><text:tab/><text:tab/><text:span text:style-name="T122">50-70 Juden werden in einer eigens dafür erbauten Holzhütte auf einer <text:tab/><text:tab/><text:tab/><text:tab/>Insel im Rhein verbrannt</text:span></text:p>
      <text:p text:style-name="P177"/>
      <text:p text:style-name="P178">Mai 1349<text:tab/><text:tab/><text:tab/>Basel = Juden = Pest:</text:p>
      <text:p text:style-name="P178"><text:tab/><text:tab/><text:tab/><text:tab/>Im Umfeld d. ersten europ. Pestepedemie (v. d. Basel bis dahin nicht <text:tab/><text:tab/><text:tab/><text:tab/>betroffen war) machten <text:span text:style-name="T1">Bettelorden</text:span> antisemit. Propaganda</text:p>
      <text:p text:style-name="P178"><text:tab/><text:tab/><text:tab/><text:tab/>=&gt; d. Bedrohung f. d. Juden = sie standen nicht unter unmittelbarem <text:tab/><text:tab/><text:tab/><text:tab/>Schutz d. städt. Obrigkeit, sondern unter mittelbarem d. dt. Reiches =&gt; <text:tab/><text:tab/><text:tab/><text:tab/>keine schnelle Hilfe</text:p>
      <text:p text:style-name="P178"/>
      <text:p text:style-name="P179">1348/49<text:tab/><text:tab/><text:tab/>Basel = Judenhass = geschürt durch weiträum. Judenverfolgungen</text:p>
      <text:p text:style-name="P179"><text:tab/><text:tab/><text:tab/><text:tab/>Achtberger = Bankgeschäffte übernommen =&gt; Juden unerwünscht:</text:p>
      <text:p text:style-name="P179"><text:tab/><text:tab/><text:tab/><text:tab/>sie hatten viele verschuldete, aber einflussreiche Kunden + Wurden <text:tab/><text:tab/><text:tab/><text:tab/>den Achtburgern Konkurrenten</text:p>
      <text:p text:style-name="P179"/>
      <text:p text:style-name="P180">Jan. 1349<text:tab/><text:tab/><text:tab/>Basel = Versammlung i. Benfeld m. Vertretern aus Strassburg u. <text:tab/><text:tab/><text:tab/><text:tab/><text:tab/>Freiburg i. Br. unter <text:span text:style-name="T1"><text:s/>Bischof Berthold v. Buchegg </text:span><text:s/>( B. v. Strassburg<text:span text:style-name="T123">): <text:tab/><text:tab/><text:tab/><text:tab/>Juden loswerden = Pöbel („einfach Volk“) während der fasnacht <text:tab/><text:tab/><text:tab/><text:tab/><text:tab/>animieren juden anzugreifen</text:span></text:p>
      <text:p text:style-name="P180"/>
      <text:p text:style-name="P181">Ende 1349<text:tab/><text:tab/><text:tab/>Basel = Alle Juden verschwunden</text:p>
      <text:p text:style-name="P64"/>
      <text:p text:style-name="P67"><text:s/><text:span text:style-name="T124">Okt. </text:span>1356 <text:tab/><text:span text:style-name="T26">Erdbeben<text:tab/>Stufe X = vernichtendes Erdbeben</text:span></text:p>
      <text:p text:style-name="P67"><text:tab/><text:tab/><text:tab/><text:tab/><text:span text:style-name="T125">16:00 erfolgt d. erste Stoss =&gt;</text:span></text:p>
      <text:p text:style-name="P67"><text:tab/><text:tab/><text:tab/><text:tab/><text:span text:style-name="T125">Häuser + Chor d. basler Münsters stürzen ein=&gt;</text:span></text:p>
      <text:p text:style-name="P67"><text:tab/><text:tab/><text:tab/><text:tab/><text:span text:style-name="T125">Bevölkerung flieht auf d. offene Feld vor die Stadt</text:span></text:p>
      <text:p text:style-name="P67"><text:tab/><text:tab/><text:tab/><text:tab/><text:span text:style-name="T126">22:00-24:00: weitere schwere Stösse =&gt;</text:span></text:p>
      <text:p text:style-name="P67"><text:tab/><text:tab/><text:tab/><text:tab/><text:span text:style-name="T126">Stadt gerär durch d. unbewachten Herdfeuer in Brand =&gt; Trümmer u. <text:tab/><text:tab/><text:tab/><text:tab/>Asche, Quellen berichten: Feuer brennt 8 Tage lang</text:span></text:p>
      <text:p text:style-name="P141"><text:tab/><text:tab/><text:tab/><text:tab/>Dach des Münsters stürzt ein</text:p>
      <text:p text:style-name="P142"><text:tab/><text:tab/><text:tab/><text:tab/>Fast alle Kirchen in Basel werden beschädigt, sowie 40 Burgen im <text:tab/><text:tab/><text:tab/><text:tab/>Umland</text:p>
      <text:p text:style-name="P67"><text:tab/><text:tab/><text:tab/><text:tab/><text:span text:style-name="T126">Schäden bis in 50 km Umkreis, Epizentrum liegt in Reinach <text:tab/><text:tab/><text:tab/><text:tab/><text:tab/>( Rheingraben, tiefster Riss in d. Erdkruste)</text:span></text:p>
      <text:p text:style-name="P67"><text:tab/><text:tab/><text:tab/><text:tab/><text:span text:style-name="T127">Tote: gibt es wenige, da die Bevölk. Rechtzeitig auf das offene <text:tab/><text:tab/><text:tab/><text:tab/><text:tab/>Gelände fliehen konnte </text:span></text:p>
      <text:p text:style-name="P66"><text:tab/><text:tab/><text:tab/><text:tab/>Theodorskirche <text:span text:style-name="T74">=</text:span> kaput</text:p>
      <text:p text:style-name="P65"><text:tab/><text:tab/><text:tab/><text:tab/><text:span text:style-name="T26">Predigerkirche = viel kaputt</text:span></text:p>
      <text:p text:style-name="P65"><text:soft-page-break/><text:tab/><text:tab/><text:tab/><text:tab/><text:span text:style-name="T95">Leonhardskirche = viel kaput</text:span></text:p>
      <text:p text:style-name="P65"><text:tab/><text:tab/><text:tab/><text:tab/><text:span text:style-name="T86">Münster = 5 Türme, Gewölbe u. Krypten kaput (=&gt; Münster 3)</text:span></text:p>
      <text:p text:style-name="P65"/>
      <text:p text:style-name="P143">Frühsommer 1357<text:tab/><text:tab/>Basel = Erdbeben = war schon wieder ein normaler Stadtalltag <text:tab/><text:tab/><text:tab/><text:tab/><text:tab/>eingekehrt</text:p>
      <text:p text:style-name="P65"/>
      <text:p text:style-name="P68">1360<text:tab/><text:tab/><text:tab/><text:tab/>Leonhardskirche = Wiederaufbau</text:p>
      <text:p text:style-name="P65"/>
      <text:p text:style-name="P140">1361/62<text:tab/><text:tab/><text:tab/>Basel = Juden = einige kehren zurück</text:p>
      <text:p text:style-name="P65"/>
      <text:p text:style-name="P69">1363<text:tab/><text:tab/><text:tab/><text:tab/>Münster = Altar wieder geweiht</text:p>
      <text:p text:style-name="P69"/>
      <text:p text:style-name="P167">1370<text:tab/><text:tab/><text:tab/><text:tab/>Basel = Erdbeben = Wiederaufbau abgeschlossens</text:p>
      <text:p text:style-name="P167"/>
      <text:p text:style-name="P168">1373<text:tab/><text:tab/><text:tab/><text:tab/>Kleiner Rat = Grosser Rat erstmals erwähnt =&gt; Rat d. Stadt Basel = <text:tab/><text:tab/><text:tab/><text:tab/>Kleiner Rat</text:p>
      <text:p text:style-name="P69"/>
      <text:p text:style-name="P136">1375<text:tab/><text:tab/><text:tab/><text:tab/>Böse Fasnacht: <text:span text:style-name="T1">Leopold III</text:span><text:span text:style-name="T32"> kauft Kleinbasel v. Bischof (</text:span><text:span text:style-name="T1">Johann v. </text:span><text:span text:style-name="T32"><text:tab/><text:tab/><text:tab/><text:tab/></text:span><text:span text:style-name="T1">Vienne)</text:span><text:span text:style-name="T32">, der in </text:span><text:span text:style-name="T58">G</text:span><text:span text:style-name="T32">eldnot steckt, als Pfand</text:span></text:p>
      <text:p text:style-name="P136"/>
      <text:p text:style-name="P137"><text:span text:style-name="T32">1376<text:tab/><text:tab/><text:tab/><text:tab/>Böse Fasnacht: </text:span><text:span text:style-name="T1">Leopold III</text:span><text:span text:style-name="T32"> erlangt v. Kaiser Reichsvogtei <text:tab/><text:tab/><text:tab/><text:tab/><text:tab/><text:tab/>(Blutgerichtsbarkeit) über Basel = Wichtige Herrschaftsrechte =&gt; <text:tab/><text:tab/><text:tab/><text:tab/><text:tab/>damit geht er direkt auf Konfrontation zu den Basler Bürgern, die <text:tab/><text:tab/><text:tab/><text:tab/><text:tab/>erste Schritte zur Selbstbestimmung d. Stadt unternommen hatten.</text:span></text:p>
      <text:p text:style-name="P137"><text:span text:style-name="T32"><text:tab/><text:tab/><text:tab/><text:tab/>Bischof: verpfändet d. Markt- u. Zollrecht, sowie Münzregale </text:span><text:span text:style-name="T58">an <text:tab/><text:tab/><text:tab/><text:tab/><text:tab/></text:span><text:span text:style-name="T59">s</text:span><text:span text:style-name="T58">Bürger (?)</text:span></text:p>
      <text:p text:style-name="P69"/>
      <text:p text:style-name="P170">26.2.1376<text:tab/><text:tab/><text:tab/>BS <text:span text:style-name="T118">= </text:span><text:span text:style-name="T1">Böse Fasnacht</text:span></text:p>
      <text:p text:style-name="P175"><text:tab/><text:tab/><text:tab/><text:tab/>einige Gefolgsleute v. <text:span text:style-name="T1">Herzog Leopold III, </text:span><text:s/>dem damals Kl BS <text:tab/><text:tab/><text:tab/><text:tab/><text:tab/>gehörte, werden bei der Fasnacht getötet =&gt; harte Sanktionen gegen <text:tab/><text:tab/><text:tab/><text:tab/>BS + 1 Dekade habsburg. Hegemmonie</text:p>
      <text:p text:style-name="P182"><text:span text:style-name="T32"><text:tab/><text:tab/><text:tab/><text:tab/>Vorgeschichte: Konflikt, 13 Jahrh.: </text:span><text:span text:style-name="T1">Sterner</text:span><text:span text:style-name="T32"> (Habsburger) auf d. <text:tab/><text:tab/><text:tab/><text:tab/><text:tab/>Kleinbasler Seite (Rhein damals noch „Gebietsgrenze“) vs </text:span><text:span text:style-name="T1">Psitticher</text:span><text:span text:style-name="T32"> <text:tab/><text:tab/><text:tab/><text:tab/>(Bischof) auf d. Grossbasler Seite</text:span></text:p>
      <text:p text:style-name="P183"><text:span text:style-name="T32"><text:tab/><text:tab/><text:tab/><text:tab/>14 Jahrh. kommen Teile d. Adels u. d. Bevölkerung dazu, die die <text:tab/><text:tab/><text:tab/><text:tab/><text:tab/></text:span><text:span text:style-name="T1">Reichunmittelbarkeit </text:span><text:span text:style-name="T32"><text:s/>anstreben</text:span></text:p>
      <text:p text:style-name="P184"><text:span text:style-name="T32"><text:tab/><text:tab/><text:tab/><text:tab/>Hergang: </text:span><text:span text:style-name="T1">Leopold III</text:span><text:span text:style-name="T32"> wagt sich mit seinem Gefolge aus dem „engen“ <text:tab/><text:tab/><text:tab/><text:tab/>Kleinbasel auf den Münsterplatz, um am Rittertunier teilzunehmen. <text:tab/><text:tab/><text:tab/><text:tab/>Mit Waffen u. Rössern </text:span><text:span text:style-name="T60">begibt sich</text:span><text:span text:style-name="T32"> seine Gefolgschaft unter die <text:tab/><text:tab/><text:tab/><text:tab/><text:tab/>ohnehin angesäuerten Bürger =&gt; Tumult bricht aus =&gt; einige <text:tab/><text:tab/><text:tab/><text:tab/><text:tab/>Gefolgsleute werden getötet, einige gefangen, </text:span><text:span text:style-name="T60">ca. 50 Grafen, <text:tab/><text:tab/><text:tab/><text:tab/><text:tab/>Domherren + Edelleute geraten in d. Gewalt d. Pöbels =&gt; Leopold III <text:tab/><text:tab/><text:tab/><text:tab/>selbst kann in einem Kahn über den Rhein nach Kleinbasel flüchten</text:span></text:p>
      <text:p text:style-name="P185"><text:span text:style-name="T60"><text:tab/><text:tab/><text:tab/><text:tab/>T</text:span><text:span text:style-name="T32">hese: gemeines Volk, das nichts zu verlieren hat wurde v. Bischof od. <text:tab/><text:tab/><text:tab/><text:tab/>Städt. Autonomisten angestachelt, dabei kommen die Zünfte als <text:tab/></text:span><text:soft-page-break/><text:span text:style-name="T32"><text:tab/><text:tab/><text:tab/><text:tab/>Aggressoren nicht in Frage: machten dicke Geschäfte während des <text:tab/><text:tab/><text:tab/><text:tab/>Tuniers u. d. ritterl. Adel</text:span></text:p>
      <text:p text:style-name="P176"><text:tab/><text:tab/><text:tab/><text:tab/>Folgen: rat erklärt: „fremdes Volk + böse Buben“ verantwortl. =&gt; 12 <text:tab/><text:tab/><text:tab/><text:tab/>„Rudelsführer“ werden schnell gefunden u. Hingerichtet</text:p>
      <text:p text:style-name="P176"><text:tab/><text:tab/><text:tab/><text:tab/>Herzog: reichte das nicht, er verlangte die „8“ (Ächtung“) Basels = <text:tab/><text:tab/><text:tab/><text:tab/>vogelfrei = v. d. Aussenwelt abgeschnitten</text:p>
      <text:p text:style-name="P185"/>
      <text:p text:style-name="P176">9.7.1376<text:tab/><text:tab/><text:tab/>Basel = Abkommen m. Leopold III: Muss iihm Dienstfolge leisten, <text:tab/><text:tab/><text:tab/><text:tab/>wie andere habs. Städte u. 8000 Gulden Strafe zahlen</text:p>
      <text:p text:style-name="P185"/>
      <text:p text:style-name="P188">1380<text:tab/><text:tab/><text:tab/><text:tab/>Basel = Grosser Rat</text:p>
      <text:p text:style-name="P188"><text:tab/><text:tab/><text:tab/><text:tab/>= ledigl. Gremium v. 200 Mitgliedern aus den Zünften. Dieses wurde <text:tab/><text:tab/><text:tab/><text:tab/>nach belieben vom <text:span text:style-name="T1">Kleinen Rat“</text:span><text:span text:style-name="T32"> (bestehend aus Adeligen u. <text:tab/><text:tab/><text:tab/><text:tab/><text:tab/>Patriziern) einberufen</text:span></text:p>
      <text:p text:style-name="P185"/>
      <text:p text:style-name="P185"><text:span text:style-name="T32">1383<text:tab/><text:tab/><text:tab/><text:tab/>Basel vs Leopold = Adelige (Münch &amp; Bärenfels) nützen ihre <text:tab/><text:tab/><text:tab/><text:tab/><text:tab/>Beziehungen zum röm.-dt Herrschern aus dem Hause Luxemburg u. <text:tab/><text:tab/><text:tab/><text:tab/>Bewirken den Beitritt zum </text:span><text:span text:style-name="T1">schwäb. Städtebund</text:span><text:span text:style-name="T32">, dadurch emanzipiert <text:tab/><text:tab/><text:tab/><text:tab/>sich basel wieder von den </text:span><text:span text:style-name="T1">Habsburgern</text:span></text:p>
      <text:p text:style-name="P186"/>
      <text:p text:style-name="P182"><text:span text:style-name="T61">9.7.1386<text:tab/><text:tab/><text:tab/></text:span><text:span text:style-name="T62">Basel vs </text:span><text:span text:style-name="T61">Leopold III = </text:span><text:span text:style-name="T15">S</text:span><text:span text:style-name="T14">chlacht bei Sempach</text:span><text:span text:style-name="T63"> Niederlage der <text:tab/><text:tab/><text:tab/><text:tab/><text:tab/>Habsburger u. T</text:span><text:span text:style-name="T64">o</text:span><text:span text:style-name="T63">d Leopolds =&gt; Basel ergreift die Gelegenheit : <text:tab/><text:tab/><text:tab/><text:tab/><text:tab/>erwirbt 3 Wochen später Reichsvogtei (durch Tod d. Herzogs frei <text:tab/><text:tab/><text:tab/><text:tab/><text:tab/>geworden)</text:span></text:p>
      <text:p text:style-name="P70">1392<text:tab/><text:tab/><text:tab/><text:tab/><text:span text:style-name="T119">Basel vs Leopold</text:span> = kauft Kleinbs <text:span text:style-name="T120">(Pfand d. Bischofs)</text:span> <text:span text:style-name="T119">von den Erben <text:tab/><text:tab/><text:tab/><text:tab/>Leopolds, nun in Geldnot, </text:span>zusammen m. Rechtrhein. Bischofssitz vom <text:tab/><text:tab/><text:tab/><text:tab/>Bistum Konstanz <text:span text:style-name="T120">=&gt; Vereinigung v. Klein- u. Grossbasel</text:span></text:p>
      <text:p text:style-name="P70"/>
      <text:p text:style-name="P138">1393<text:tab/><text:tab/><text:tab/><text:tab/><text:span text:style-name="T121">B</text:span>asel vs Habsburger = offen formulierter Bündnissvertrag = Ausgleich m. Habsburg</text:p>
      <text:p text:style-name="P138"/>
      <text:p text:style-name="P139">1400<text:tab/><text:tab/><text:tab/><text:tab/>Basel = Mehr od. Weniger selbstständige Stadt </text:p>
      <text:p text:style-name="P138"/>
      <text:p text:style-name="P71">1401<text:tab/><text:tab/><text:tab/><text:tab/>Waisenhaus = wurde von den Achtburgern + Zunftmeistern für 600 <text:tab/><text:tab/><text:tab/><text:tab/>Gulden gekauft und Prior Winandus zur Gründ. einer</text:p>
      <text:p text:style-name="P71"><text:tab/><text:tab/><text:tab/><text:tab/>Kartause übergeben</text:p>
      <text:p text:style-name="P71"/>
      <text:p text:style-name="P72">8.2.1403<text:tab/><text:tab/><text:tab/><text:span text:style-name="T1">Marquard v. Randegg, Bischof,</text:span><text:span text:style-name="T32"> gibt sein Einverständnis zur Gründ.</text:span></text:p>
      <text:p text:style-name="P72"><text:span text:style-name="T32"><text:tab/><text:tab/><text:tab/><text:tab/>Kartäuserkloster ( Kartäuser: </text:span><text:span text:style-name="T1">hl. Bruno v. Köln</text:span><text:span text:style-name="T32">: „ Stat crux dum <text:tab/><text:tab/><text:tab/><text:tab/><text:tab/>volvitur orbis“; Eremit. =&gt; Schweigen, Einsamkeit, Gebet -Film: „d. <text:tab/><text:tab/><text:tab/><text:tab/>gr. Stille“)</text:span></text:p>
      <text:p text:style-name="P73"><text:span text:style-name="T32"><text:tab/><text:tab/><text:tab/><text:tab/></text:span><text:span text:style-name="T37">Amberbach: Familie unterstüzte das Kloster besonders, auch d. <text:tab/><text:tab/><text:tab/><text:tab/><text:tab/>Bürgertum</text:span></text:p>
      <text:p text:style-name="P74"><text:soft-page-break/><text:span text:style-name="T37"><text:tab/><text:tab/><text:tab/><text:tab/>Kartause= gr. Einfluss in intellek. u. </text:span><text:span text:style-name="T38">w</text:span><text:span text:style-name="T37">issenschaftl. Bereichen + <text:tab/><text:tab/><text:tab/><text:tab/><text:tab/>gr. Bibliothek </text:span><text:span text:style-name="T39">= </text:span><text:span text:style-name="T37">Reimchronik, St. Martina, von </text:span><text:span text:style-name="T4">Hugo v. </text:span><text:span text:style-name="T37"><text:tab/><text:tab/><text:tab/><text:tab/><text:tab/><text:tab/></text:span><text:span text:style-name="T4">Langenstein</text:span><text:span text:style-name="T37">, Büchersammlung d. </text:span><text:span text:style-name="T4">Johannes Heylin</text:span><text:span text:style-name="T37"> </text:span></text:p>
      <text:p text:style-name="P71"><text:tab/><text:tab/><text:tab/><text:tab/></text:p>
      <text:p text:style-name="P65"/>
      <text:p text:style-name="P75">1403<text:tab/><text:tab/><text:tab/><text:tab/>Theodorskirche von dem benachbarten Kartäuserkloster (heute <text:tab/><text:tab/><text:tab/><text:tab/><text:tab/>Waisenhaus) adoptiert</text:p>
      <text:p text:style-name="P75"/>
      <text:p text:style-name="P76">1414<text:tab/><text:tab/><text:tab/><text:tab/>St Jakob = Kapelle = Neubau -&gt; Birshochwasser</text:p>
      <text:p text:style-name="P75"/>
      <text:p text:style-name="P77">1425<text:tab/><text:tab/><text:tab/><text:tab/>St Jakob = <text:span text:style-name="T106">BS nutzt das Brücken- u. Furtrecht, um weiter flussabwärts <text:tab/><text:tab/><text:tab/><text:tab/>eine Steinbücke zu bauen =&gt; Name v. Birsbruck =&gt; st Jakob geändert.</text:span></text:p>
      <text:p text:style-name="P75"/>
      <text:p text:style-name="P78">1431-1449 <text:span text:style-name="T27">Konzil</text:span><text:tab/><text:tab/><text:span text:style-name="T90">Kirchenreform</text:span></text:p>
      <text:p text:style-name="P78"><text:tab/><text:tab/><text:tab/><text:tab/><text:span text:style-name="T128">Universität = es bestand die ganze Zeit eine Konzilsuni</text:span></text:p>
      <text:p text:style-name="P81">1438<text:tab/><text:tab/><text:tab/><text:tab/>Konzilpräsi: <text:span text:style-name="T1">Cesarini</text:span><text:span text:style-name="T32"> verlässt BS auf Weisung v. </text:span><text:span text:style-name="T1">Papst Eugen IV</text:span><text:span text:style-name="T32">, <text:tab/><text:tab/><text:tab/><text:tab/><text:tab/>wegen: Teilnehmer machen sich ihre eigene Traktandenliste</text:span></text:p>
      <text:p text:style-name="P82"><text:span text:style-name="T32">24.7.1440<text:tab/><text:tab/><text:tab/>Wahl v. </text:span><text:span text:style-name="T1">Gegenpapst Felix V</text:span><text:span text:style-name="T32">, im Domhaus zur Mücke</text:span></text:p>
      <text:p text:style-name="P79"><text:tab/><text:tab/><text:tab/><text:tab/>Predigerkirche rege genutzt </text:p>
      <text:p text:style-name="P79"/>
      <text:p text:style-name="P83">1440<text:tab/><text:tab/><text:tab/><text:tab/>Mariastein = Legende erstmals bezeugt, whrscheinl. Aber 100 Jahre <text:tab/><text:tab/><text:tab/><text:tab/>älter <text:span text:style-name="T99">=&gt; Wallfahrtskapelle </text:span></text:p>
      <text:p text:style-name="P78"/>
      <text:p text:style-name="P84">1440- 25.12.1513<text:tab/><text:tab/>Johann Amberbach</text:p>
      <text:p text:style-name="P84"><text:tab/><text:tab/><text:tab/><text:tab/>Buchdrucker, Zeitgenoss.: <text:span text:style-name="T1">Johann Petri</text:span> u. <text:span text:style-name="T1">Johann Froben</text:span></text:p>
      <text:p text:style-name="P75"><text:tab/><text:tab/><text:tab/><text:tab/><text:span text:style-name="T83">Humanisten m. denen er Kontakt hatte:</text:span></text:p>
      <text:p text:style-name="P75"><text:tab/><text:tab/><text:tab/><text:tab/><text:span text:style-name="T5">Beatus Rhenanus, Sebastian Brant</text:span><text:span text:style-name="T41"> (Narrenschiff) <text:s/>P</text:span></text:p>
      <text:p text:style-name="P8"><text:tab/><text:tab/><text:tab/><text:tab/>Verdienst: Verknüpf. = Druck + Humanismus</text:p>
      <text:p text:style-name="P8"><text:tab/><text:tab/><text:tab/><text:tab/>Textgrundl: aus der Kartause =&gt;</text:p>
      <text:p text:style-name="P8"><text:tab/><text:tab/><text:tab/><text:tab/>Kartause = bekommt Erstlingsdrucke geschenkt</text:p>
      <text:p text:style-name="P75"><text:span text:style-name="T41"><text:tab/><text:tab/><text:tab/><text:tab/>Schriften: </text:span><text:span text:style-name="T5">Petrarca, Enea Silvio, Piccolemini, Marsilius Ficinus,</text:span><text:span text:style-name="T41"> <text:tab/><text:tab/><text:tab/><text:tab/><text:tab/></text:span><text:span text:style-name="T5">Franciscus Philelophus</text:span></text:p>
      <text:p text:style-name="P75"><text:tab/><text:tab/><text:tab/><text:tab/><text:span text:style-name="T84">Grab = Kartause</text:span></text:p>
      <text:p text:style-name="P75"/>
      <text:p text:style-name="P85">24.8.1444<text:tab/><text:tab/><text:tab/><text:span text:style-name="T32"> St Jakob = „</text:span><text:span text:style-name="T1">Schlacht bei St Jakob a.d. Birs“:</text:span></text:p>
      <text:p text:style-name="P85"><text:span text:style-name="T32"><text:tab/><text:tab/><text:tab/><text:tab/></text:span><text:span text:style-name="T52">gehört z. „</text:span><text:span text:style-name="T12">alten Zürichkrieg“</text:span><text:span text:style-name="T52">, u. fand also knapp vor den Toren Basels <text:tab/><text:tab/><text:tab/><text:tab/>statt, wo das </text:span><text:span text:style-name="T12">Konzil</text:span><text:span text:style-name="T52"> tagte.</text:span></text:p>
      <text:p text:style-name="P28"><text:tab/><text:tab/><text:tab/><text:tab/>20.000 Amagnaken vs 1500 Eidgenossen (Eidgenoss. Damals = 8 <text:tab/><text:tab/><text:tab/><text:tab/><text:tab/>„alte“ Kantone 1 Zürich)</text:p>
      <text:p text:style-name="P28"><text:tab/><text:tab/><text:tab/><text:tab/>Amagnaken = Richtung Zürich -&gt; um Belagerung durch d. <text:tab/><text:tab/><text:tab/><text:tab/><text:tab/>Eidgenossen zu beenden</text:p>
      <text:p text:style-name="P86"><text:span text:style-name="T32"><text:tab/><text:tab/><text:tab/><text:tab/>Hergang: 1300 Junge Eidgenossen + 200 BL-Schäftler (jung + <text:tab/><text:tab/><text:tab/><text:tab/><text:tab/>knackig) ziehen v. Liestal i. d. Rheinebene </text:span><text:span text:style-name="T55">t</text:span><text:span text:style-name="T32">rotz Gegenbefehl <text:tab/><text:tab/><text:tab/><text:tab/><text:tab/>überrennen sie das Lager d. amagn. Vorhut und überqueren dabei bei <text:tab/><text:tab/><text:tab/><text:tab/>St J die Birs <text:s/>=&gt; 1500 Eidg. Stürmen das 20.000 Mann starke Lager d. <text:tab/><text:tab/><text:tab/><text:tab/>Feinde =&gt; 10 St. Kampf</text:span></text:p>
      <text:p text:style-name="P86"><text:span text:style-name="T32"><text:tab/><text:tab/><text:tab/><text:tab/>=&gt; </text:span><text:span text:style-name="T55">Ü</text:span><text:span text:style-name="T32">bermacht zu gross, aber: Eidgenossen lehnen Kapitulation ab</text:span></text:p>
      <text:p text:style-name="P86"><text:span text:style-name="T32"><text:tab/><text:tab/><text:tab/><text:tab/>=&gt; übrig bleiben 16 Mannen, die über die Birs zurück flüchten u. Sich </text:span><text:soft-page-break/><text:span text:style-name="T32"><text:tab/><text:tab/><text:tab/><text:tab/>im Garten </text:span><text:span text:style-name="T53">d</text:span><text:span text:style-name="T32">. Siechenhauses verstecken </text:span><text:span text:style-name="T53">=&gt; verheerender Einsatz v. <text:tab/><text:tab/><text:tab/><text:tab/>Artillerie </text:span><text:span text:style-name="T54">auf St J</text:span></text:p>
      <text:p text:style-name="P87"><text:span text:style-name="T54"><text:tab/><text:tab/><text:tab/><text:tab/>L</text:span><text:span text:style-name="T32">egende: </text:span><text:span text:style-name="T1">Ritter Burkhard v. Münch</text:span><text:span text:style-name="T32"> wird als Unterhändler geschickt <text:tab/><text:tab/><text:tab/><text:tab/>-&gt; während er über das Schlachtfeld reitet, kann er sich einem <text:tab/><text:tab/><text:tab/><text:tab/><text:tab/>verletzten Eidg. Gegenüber einen arroganten Spruch nicht verkneifen <text:tab/><text:tab/><text:tab/><text:tab/>-&gt; Eidg. Wirft einen Stein u. Trifft den Ritter durch das aufgeklappte <text:tab/><text:tab/><text:tab/><text:tab/>Visier am Kopf -&gt; Ritter plumpst vom Pferd =&gt; Unterhändler erledigt <text:tab/><text:tab/><text:tab/><text:tab/>=&gt; Sturm auf das Siechenhauses </text:span></text:p>
      <text:p text:style-name="P29"><text:tab/><text:tab/><text:tab/><text:tab/>später: Dauphin, Heerführer der Amag. gibt auf Grund d. eigenen <text:tab/><text:tab/><text:tab/><text:tab/><text:tab/>hohen Verluste (Verhältniss 1:4, trotz Bogenschützen) den Plan nach <text:tab/><text:tab/><text:tab/><text:tab/>Zürich vorzudringen auf </text:p>
      <text:p text:style-name="P87"><text:span text:style-name="T32"><text:tab/><text:tab/><text:tab/><text:tab/>Spätfolge: =&gt; Schweiz. Garde d. Papstes, Nationallhymne, </text:span><text:span text:style-name="T56">19 Jahrh.: <text:tab/><text:tab/><text:tab/><text:tab/>Weinsorte: „Schweizerblut“ ausgeschenkt u. Gekeltert i. St J</text:span></text:p>
      <text:p text:style-name="P75"/>
      <text:p text:style-name="P169">1444<text:tab/><text:tab/><text:tab/><text:tab/>St Jakob = <text:span text:style-name="T117">Kapelle = </text:span>Neubau -&gt; Brand bei d. <text:span text:style-name="T1">Schlacht v. St Jakob a.d. </text:span><text:span text:style-name="T32"><text:tab/><text:tab/><text:tab/><text:tab/></text:span><text:span text:style-name="T1">Birs </text:span></text:p>
      <text:p text:style-name="P169"/>
      <text:p text:style-name="P88"><text:span text:style-name="T129">12.11.1459</text:span><text:tab/><text:tab/><text:tab/><text:span text:style-name="T130">Universtät = </text:span>Stiftugsbulle = Ausgestellt v. <text:span text:style-name="T1">Papst Pius II</text:span><text:span text:style-name="T32">, ehemaliger <text:tab/><text:tab/><text:tab/><text:tab/>Sekretär d. BS Konzils =&gt; </text:span><text:span text:style-name="T65">Erlaubnis: Universitätsgründung</text:span></text:p>
      <text:p text:style-name="P35"/>
      <text:p text:style-name="P32">4.4.1460<text:tab/><text:tab/><text:tab/><text:span text:style-name="T132">Basel = früh Strahlkraft = Bischofssitz + geograph. Lage = <text:tab/><text:tab/><text:tab/><text:tab/><text:tab/>Anziehungspunkt f. Kleriker, Mönche, Gelehrte, Intellektuelle =&gt; <text:tab/><text:tab/><text:tab/><text:tab/><text:tab/>Konzil =&gt; Uni</text:span></text:p>
      <text:p text:style-name="P32"><text:tab/><text:tab/><text:tab/><text:tab/>Universität = <text:span text:style-name="T129">Gründungsfeier (ab 5.4.1460 Unibetrieb)</text:span></text:p>
      <text:p text:style-name="P31"><text:tab/><text:tab/><text:tab/><text:tab/><text:span text:style-name="T131">Erster rektor: </text:span><text:span text:style-name="T16">Domprobst Georg v. Andlau</text:span><text:span text:style-name="T131"> eingesetzt v. </text:span><text:span text:style-name="T16">Fürstbischof </text:span><text:span text:style-name="T131"><text:tab/><text:tab/><text:tab/><text:tab/></text:span><text:span text:style-name="T16">Johann v. Venningen</text:span></text:p>
      <text:p text:style-name="P36"><text:tab/><text:tab/><text:tab/><text:tab/>Start mit 4 Fakultäten: Artisten, medizin., theolog. u. jur.</text:p>
      <text:p text:style-name="P8"/>
      <text:p text:style-name="P89">11.10.1495-April 1562<text:tab/>Bonifacius Amberbach</text:p>
      <text:p text:style-name="P89"><text:tab/><text:tab/><text:tab/><text:tab/>Jurist, Humanist, Prof. u. Komponist</text:p>
      <text:p text:style-name="P89"><text:tab/><text:tab/><text:tab/><text:tab/>Mitbegründ. Human. Rechtsauffass.</text:p>
      <text:p text:style-name="P89"><text:tab/><text:tab/><text:tab/><text:tab/>Vorbild f. Entwick. mod. <text:span text:style-name="T1">Naturrechtslehre</text:span></text:p>
      <text:p text:style-name="P9"><text:tab/><text:tab/><text:tab/><text:tab/>Neuzeit: geistiger Erbe von EvR</text:p>
      <text:p text:style-name="P9"><text:tab/><text:tab/><text:tab/><text:tab/>Werk: bedeut. Rechtsgutachter</text:p>
      <text:p text:style-name="P9"><text:tab/><text:tab/><text:tab/><text:tab/><text:tab/>„<text:tab/>Humanist i. Umfeld EvR</text:p>
      <text:p text:style-name="P9"><text:tab/><text:tab/><text:tab/><text:tab/>Nachlass: Briefe =&gt; best. Dokum. Persönl. Seiner Zeit</text:p>
      <text:p text:style-name="P89"><text:span text:style-name="T32"><text:tab/><text:tab/><text:tab/><text:tab/>Blieb lange kathol. (Abendmahl), änderte seine Meinung erst durch <text:tab/><text:tab/><text:tab/><text:tab/>den ausgegl. Martin Buce</text:span><text:span text:style-name="T40">r</text:span></text:p>
      <text:p text:style-name="P80"/>
      <text:p text:style-name="P91">1500<text:tab/><text:tab/><text:tab/><text:tab/>Münster = Bau offiz. <text:span text:style-name="T88">F</text:span>ertig <text:span text:style-name="T89">= boschöfl. Domkirche d. Bistum BS = <text:tab/><text:tab/><text:tab/><text:tab/>Suffragandiözese d. Erzbistum Besancon</text:span></text:p>
      <text:p text:style-name="P91"><text:tab/><text:tab/><text:tab/><text:tab/><text:span text:style-name="T92">Gräber: </text:span><text:span text:style-name="T6">Felix Platter, Rudolf Wettstein, Jakob Bernoulli, Isaak Iselin, </text:span><text:span text:style-name="T43"><text:tab/><text:tab/><text:tab/><text:tab/></text:span><text:span text:style-name="T7">u.a.</text:span></text:p>
      <text:p text:style-name="P91"/>
      <text:p text:style-name="P11"><text:span text:style-name="T93">3</text:span>1.1.1525<text:tab/><text:tab/><text:tab/>Leonhardskirche + Kloster = gekauft v. BS</text:p>
      <text:p text:style-name="P11"/>
      <text:p text:style-name="P12">1526<text:tab/><text:tab/><text:tab/><text:tab/>St Jakob = Wirtshaus = erstmals bezeugt, sicher aber schon früher da, <text:tab/><text:tab/><text:tab/><text:tab/>wichtige Einnahmequelle f. St J</text:p>
      <text:p text:style-name="P80"><text:soft-page-break/></text:p>
      <text:p text:style-name="P93"><text:span text:style-name="T96">Ab 2.2.</text:span>1529 „Bildersturm“<text:tab/><text:span text:style-name="T87">Münster = alles auseinandergenommen, erster Anlaufpunkt</text:span></text:p>
      <text:p text:style-name="P92"><text:tab/><text:tab/><text:tab/><text:tab/><text:span text:style-name="T91">=&gt; Hauptkirche d. Evangel.-ref. Kirche BS gemacht</text:span></text:p>
      <text:p text:style-name="P93"><text:tab/><text:tab/><text:tab/><text:tab/><text:span text:style-name="T96">Leonhardskirche = viel zerstört + als protest. Kirche genutzt</text:span></text:p>
      <text:p text:style-name="P95"><text:tab/><text:tab/><text:tab/><text:tab/>Kloster St Alban= aufgehoben</text:p>
      <text:p text:style-name="P94"><text:tab/><text:tab/><text:tab/><text:tab/><text:span text:style-name="T82">Predigerkirche = Innen (fast) alles zerstört + Dominikanerkloster <text:tab/><text:tab/><text:tab/><text:tab/><text:tab/>aufgelöst<text:tab/><text:tab/><text:tab/></text:span></text:p>
      <text:p text:style-name="P97">23.3.1529<text:tab/><text:tab/><text:tab/>Margarethental <text:span text:style-name="T96">K</text:span>artause = letzter Prior flieht</text:p>
      <text:p text:style-name="P97"><text:tab/><text:tab/><text:tab/><text:tab/><text:span text:style-name="T98">Barfüsserkirche = schrittweise „profanisiert“ = Leihenfriedhof = <text:tab/><text:tab/><text:tab/><text:tab/><text:tab/>öffentl. Platz, Kirchengebäude als Lager, Stall, später ais Salzlager <text:tab/><text:tab/><text:tab/><text:tab/>genutzt, das gr. Schäden an d. Bausubstanz macht</text:span></text:p>
      <text:p text:style-name="P97"><text:tab/><text:tab/><text:tab/><text:tab/><text:span text:style-name="T133">Universität = Bibliothek = die Bücher d. aufgelösten Klöster + A<text:tab/><text:tab/><text:tab/><text:tab/><text:tab/>Aufschwung d. human. Buchdrucks füllten die Regale <text:s/></text:span></text:p>
      <text:p text:style-name="P97"/>
      <text:p text:style-name="P98">1530<text:tab/><text:tab/><text:tab/><text:tab/>Mariastein = Wallfahrtskapelle zerstört, jedoch v. <text:span text:style-name="T1">Jakob Augsburger</text:span><text:span text:style-name="T32"> <text:tab/><text:tab/><text:tab/><text:tab/>wieder hergestellt</text:span></text:p>
      <text:p text:style-name="P37"/>
      <text:p text:style-name="P96">1539<text:tab/><text:tab/><text:tab/><text:tab/>Kloster St Alban= letzter Prior verlässt es</text:p>
      <text:p text:style-name="P10"/>
      <text:p text:style-name="P10"/>
      <text:p text:style-name="P13">1.12.1533-25.4.1591<text:tab/><text:tab/><text:span text:style-name="T18">Basilius Amberbach</text:span></text:p>
      <text:p text:style-name="P13"><text:tab/><text:tab/><text:tab/><text:tab/><text:span text:style-name="T18">Jurist u. Kunstsammler, Lehrer und Rechtskonsulent</text:span></text:p>
      <text:p text:style-name="P13"><text:tab/><text:tab/><text:tab/><text:tab/><text:span text:style-name="T19">Prof. <text:s/>u. Rektor Uni BS</text:span></text:p>
      <text:p text:style-name="P13"><text:tab/><text:tab/><text:tab/><text:tab/><text:span text:style-name="T20">Erbauer des Amberbach-Kabinetts= Wunderkammer</text:span></text:p>
      <text:p text:style-name="P13"><text:tab/><text:tab/><text:tab/><text:tab/><text:span text:style-name="T20">=Samml.: weltberühmter Gemählde, nachlass EvR, 9000 Bücher,</text:span></text:p>
      <text:p text:style-name="P13"><text:tab/><text:tab/><text:tab/><text:tab/><text:span text:style-name="T21">2000 Altmeisterzeichnungen (100 v. HhdJ)</text:span></text:p>
      <text:p text:style-name="P13"/>
      <text:p text:style-name="P14">1537-1644<text:tab/><text:tab/><text:tab/>Kloster St Alban= Schaffnei</text:p>
      <text:p text:style-name="P14"/>
      <text:p text:style-name="P15">1541<text:tab/><text:tab/><text:tab/><text:tab/>Mariastein = 2 Felswunder= rettung d. Junkers <text:span text:style-name="T1">Hans Thüring Reich v. </text:span><text:tab/><text:tab/><text:tab/><text:tab/><text:span text:style-name="T1">Reichenstein</text:span> (schweiz. Adel, Sitz: Burg Reichenstein, Arlesheim) <text:tab/><text:tab/><text:tab/><text:tab/><text:tab/>„adoptiert“ <text:s/>Kapelle =&gt; „Reichensteinkapelle“</text:p>
      <text:p text:style-name="P15"/>
      <text:p text:style-name="P38">1542<text:tab/><text:tab/><text:tab/><text:tab/><text:span text:style-name="T1">Jean Bauhin</text:span> = berühm. Franz. Arzt, d. wegen seinem reform. Glauben <text:tab/><text:tab/><text:tab/><text:tab/>aus Frankreich nach BS geflohen ist</text:p>
      <text:p text:style-name="P39"><text:tab/><text:tab/><text:tab/><text:tab/>Korrektor bei <text:span text:style-name="T1">Froben</text:span></text:p>
      <text:p text:style-name="P39"><text:tab/><text:tab/><text:tab/><text:tab/>Später als Arzt tätig</text:p>
      <text:p text:style-name="P40"><text:tab/><text:tab/><text:tab/><text:tab/></text:p>
      <text:p text:style-name="P33">1548<text:tab/><text:tab/><text:tab/><text:tab/>St Jakob = Zunft d. Weber kauft einen Platz um eine Tuchwalke zu <text:tab/><text:tab/><text:tab/><text:tab/>bauen</text:p>
      <text:p text:style-name="P33"/>
      <text:p text:style-name="P34">um 1560<text:tab/><text:tab/><text:tab/>Universität = gr. Aufschwung</text:p>
      <text:p text:style-name="P34"><text:tab/><text:tab/><text:tab/><text:tab/>=&gt; berühmte <text:s/>Gelehrte kamen, z. B. EvR</text:p>
      <text:p text:style-name="P34"><text:tab/><text:tab/><text:tab/><text:tab/>=&gt; früh Buchdruck + Humanismus</text:p>
      <text:p text:style-name="P34"><text:tab/><text:tab/><text:tab/><text:tab/>=&gt; Bibliothek: umfasst heute 3 Mio. Bücher u. Zählt zu den grössten <text:tab/><text:tab/><text:tab/><text:tab/>d. Schweiz</text:p>
      <text:p text:style-name="P15"/>
      <text:p text:style-name="P40">1575<text:tab/><text:tab/><text:tab/><text:tab/><text:span text:style-name="T1">Jean Bauhin</text:span> = Als ausserordentl. Prof. a.d. Uni BS, bekannt m. <text:tab/><text:soft-page-break/><text:tab/><text:tab/><text:tab/><text:tab/><text:span text:style-name="T144">Bäume = </text:span>kathol., franz., Botaniker <text:span text:style-name="T1">Pierre Belan</text:span> m. d. er sich über <text:tab/><text:tab/><text:tab/><text:tab/><text:tab/>Rosskastanien austauschte <text:span text:style-name="T145">( diese waren damals i. Europa noch <text:tab/><text:tab/><text:tab/><text:tab/><text:tab/>unbekannt)</text:span></text:p>
      <text:p text:style-name="P40"/>
      <text:p text:style-name="P16">Ende 16 Jahrh.<text:tab/><text:tab/>St Jakob = Lepra ist langsam ausgerottet =&gt; ein Asyl f. Alte + Kranke <text:tab/><text:tab/><text:tab/><text:tab/>(Körperl. + psych. Behind.) wird eingerichtet</text:p>
      <text:p text:style-name="P16"><text:tab/><text:tab/><text:tab/><text:tab/>St Jakob = aus dem „Siechenhaus“ wird d. „Gotteshaus St Jakob“<text:tab/></text:p>
      <text:p text:style-name="P16"><text:tab/><text:tab/><text:tab/><text:tab/><text:span text:style-name="T111">Da die Krankheiten nicht mehr ansteckend sind, werden neue <text:tab/><text:tab/><text:tab/><text:tab/><text:tab/>Gebäude errichtet.</text:span></text:p>
      <text:p text:style-name="P16"/>
      <text:p text:style-name="P17">1625<text:tab/><text:tab/><text:tab/><text:tab/>St Jakob = Brunnenwerk gebaut</text:p>
      <text:p text:style-name="P15"/>
      <text:p text:style-name="P18">1636<text:tab/><text:tab/><text:tab/><text:tab/>Mariastein = Betreuerwechsel: d. Patres d. bene. Abtei Beinwil <text:tab/><text:tab/><text:tab/><text:tab/><text:tab/>übernehmen d. Wallfahrtsseelsorge =&gt; wallfahrtsstätte wird m. d. <text:tab/><text:tab/><text:tab/><text:tab/><text:tab/>heutigen Kirche u. Kloster überbaut: Gnadenkapelle + Benediktiner v<text:tab/><text:tab/><text:tab/><text:tab/>erbinden sich</text:p>
      <text:p text:style-name="P18"><text:tab/><text:tab/><text:tab/><text:tab/>Mariastein = nach Einsiedeln wichtigster Wallfahrtsort i. d. Schweiz</text:p>
      <text:p text:style-name="P18"/>
      <text:p text:style-name="P19">1640<text:tab/><text:tab/><text:tab/><text:tab/>St Jakob = Ziegelhütte</text:p>
      <text:p text:style-name="P13"/>
      <text:p text:style-name="P20">1661<text:tab/><text:tab/><text:tab/><text:tab/>BS+ Uni <text:span text:style-name="T22">kaufen Kabinett =&gt; Grundstock= 1. öffentl. Museum in <text:tab/><text:tab/><text:tab/><text:tab/><text:tab/>Europa</text:span></text:p>
      <text:p text:style-name="P90"><text:tab/><text:tab/><text:tab/><text:tab/><text:span text:style-name="T23">Heute: Samml. wichtiger Bestandteil des Kunstmuseums und des <text:tab/><text:tab/><text:tab/><text:tab/><text:tab/>Historieschen Museums und der Unibibliothek</text:span></text:p>
      <text:p text:style-name="P90"/>
      <text:p text:style-name="P99">1668<text:tab/><text:tab/><text:tab/><text:tab/>Leonhardskirche = Kloster = „Lohnhof“ = Direktor = Vorsteher d. <text:tab/><text:tab/><text:tab/><text:tab/>Bauwesens: Bezahlt Löhne an d. Handwerker d. Stadt</text:p>
      <text:p text:style-name="P90"/>
      <text:p text:style-name="P97">1669<text:tab/><text:tab/><text:tab/><text:tab/><text:span text:style-name="T103">K</text:span>artause Margarethental= Waisenhaus</text:p>
      <text:p text:style-name="P97"/>
      <text:p text:style-name="P100">1677<text:tab/><text:tab/><text:tab/><text:tab/>St Jakob = „Siechenhaus“ wird eine Filiale d. Waisenhauses</text:p>
      <text:p text:style-name="P100"><text:tab/><text:tab/><text:tab/><text:tab/><text:span text:style-name="T112">Wirtshaus = Pächter = Zöllner</text:span></text:p>
      <text:p text:style-name="P97"/>
      <text:p text:style-name="P101">1680<text:tab/><text:tab/><text:tab/><text:tab/>Mariastein = <text:span text:style-name="T8">Ludwig XIV</text:span><text:span text:style-name="T44"> schenkt d. Hl Benedikt gewidmeten <text:tab/><text:tab/><text:tab/><text:tab/><text:tab/>Hochaltat </text:span></text:p>
      <text:p text:style-name="P101"><text:span text:style-name="T44"><text:tab/><text:tab/><text:tab/><text:tab/></text:span><text:span text:style-name="T45">Schatz: </text:span><text:span text:style-name="T9">Esso-Stab</text:span><text:span text:style-name="T45"> = Elfenbeinkrümme ( Esso = 1 Abt v. Beinwil)</text:span></text:p>
      <text:p text:style-name="P101"><text:span text:style-name="T45"><text:tab/><text:tab/><text:tab/><text:tab/></text:span><text:span text:style-name="T46">u.a.</text:span></text:p>
      <text:p text:style-name="P101"/>
      <text:p text:style-name="P200">1681<text:tab/><text:tab/><text:tab/><text:tab/>Basel = Spione</text:p>
      <text:p text:style-name="P200"><text:tab/><text:tab/><text:tab/><text:tab/>Zur zeiten <text:span text:style-name="T1">König Ludwig XIV</text:span><text:span text:style-name="T32"> soll aus auf d. Mittleren Brücke ein <text:tab/><text:tab/><text:tab/><text:tab/>Informationsaustausch zwischen franz. Spionen gegeben haben = Ein <text:tab/><text:tab/><text:tab/><text:tab/>als elsässer Bauer verkleideter Adeliger, der leider arm war u. <text:tab/><text:tab/><text:tab/><text:tab/><text:tab/>deswegen seine Liebste nicht heiraten durfte u. so zu diesem Auftrag <text:tab/><text:tab/><text:tab/><text:tab/>kam, soll sich von 14:00- 16:00 alles merken, was sich auf der <text:tab/><text:tab/><text:tab/><text:tab/><text:tab/>Mittleren Brücke abspielt. In dieser zeit taucht ein gänzlich in gelb <text:tab/><text:tab/><text:tab/><text:tab/>gewandeter Bursche auf u. Klopft mit seinem Spazierstock dreimal <text:tab/><text:tab/><text:tab/><text:tab/>auf das Brückengeländer. Zurück in Paris berichtet der Adelige dies <text:tab/><text:tab/><text:tab/><text:tab/>dem Minister. Drei Tage später fällt die Stadt Strassburg kampflos an </text:span><text:soft-page-break/><text:span text:style-name="T32"><text:tab/><text:tab/><text:tab/><text:tab/>Frankreich =&gt; Stockschläge = zeichen, dass der Stadtstreich <text:tab/><text:tab/><text:tab/><text:tab/><text:tab/>vorbereitet ist u. Durchgeführt werden kann. </text:span></text:p>
      <text:p text:style-name="P101"/>
      <text:p text:style-name="P193"><text:span text:style-name="T46">1</text:span><text:span text:style-name="T32">692-1766<text:tab/><text:tab/><text:tab/>Münster = Keschtenebaum = </text:span><text:span text:style-name="T1">Samuel Burckhardt-Zäslin</text:span><text:span text:style-name="T32"> lässt auf der <text:tab/><text:tab/><text:tab/><text:tab/>Pfalz, anstelle einer uralten Linde, mehrere Rosskastanien pflanzen u. <text:tab/><text:tab/><text:tab/><text:tab/>Auf dem</text:span></text:p>
      <text:p text:style-name="P193"><text:span text:style-name="T32"><text:tab/><text:tab/><text:tab/><text:tab/>Münsterplatz = ebenso, anstelle der alten „Gerichtslinde“</text:span></text:p>
      <text:p text:style-name="P21"/>
      <text:p text:style-name="P102"><text:span text:style-name="T97">18 </text:span>Jahrh.<text:tab/><text:tab/><text:tab/><text:span text:style-name="T31">„frommes Basel“ = </text:span>religiöses Selbstbewusstsein wächst </text:p>
      <text:list xml:id="list217015373784235290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90">vermögende, herrsch. Kreise meinen in BS werde Gottes Wort <text:tab/><text:tab/>besonders „reichlich und wahr“ verkündet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3"><text:tab/><text:tab/><text:tab/><text:tab/><text:span text:style-name="T31">=&gt; Notlagen = Busspredigten</text:span></text:p>
      <text:p text:style-name="P103"><text:tab/><text:tab/><text:tab/><text:tab/><text:span text:style-name="T31">Wohlhabenheit = Vorzeichen v. </text:span><text:span text:style-name="T2">Prädestination </text:span><text:span text:style-name="T33">=Erwälhtseiner einer <text:tab/><text:tab/><text:tab/><text:tab/>Seele= ewiges Leben/Verdammnis</text:span></text:p>
      <text:p text:style-name="P104"><text:span text:style-name="T33"><text:tab/><text:tab/><text:tab/><text:tab/></text:span><text:span text:style-name="T34">=&gt; f BS= spött. od. Anerkenn. Gemeint</text:span></text:p>
      <text:p text:style-name="P22"><text:tab/><text:tab/><text:tab/><text:tab/>Reichtum + Religion= „Hand in Hand“ =&gt; „Reiches Basel“ = <text:tab/><text:tab/><text:tab/><text:tab/><text:tab/>„Liebling Gottes“ </text:p>
      <text:p text:style-name="P22"><text:tab/><text:tab/><text:tab/><text:tab/><text:span text:style-name="T146">Keschtenebaum = Modebaum</text:span></text:p>
      <text:p text:style-name="P105"><text:span text:style-name="T34"><text:tab/><text:tab/><text:tab/><text:tab/></text:span><text:span text:style-name="T51">St Jakob = BS-Gesellschaft entdeckt Wirtshaus u. <text:tab/><text:tab/><text:tab/><text:tab/><text:tab/><text:tab/><text:tab/>Landwirtschaftsbetriebe als beliebtes Ausflugziel</text:span></text:p>
      <text:p text:style-name="P105"><text:span text:style-name="T51"><text:tab/><text:tab/><text:tab/><text:tab/>Rebenanbau = „</text:span><text:span text:style-name="T11">Schweizerblut“</text:span><text:span text:style-name="T51"> = Wein (z. Andenken an d. Schlacht <text:tab/><text:tab/><text:tab/><text:tab/>1444) + Nasenessen = beliebt bei Hochzeiten</text:span></text:p>
      <text:p text:style-name="P104"/>
      <text:p text:style-name="P106">1710<text:tab/><text:tab/><text:tab/><text:tab/>Pietismus = frommes Basel</text:p>
      <text:p text:style-name="P106"><text:tab/><text:tab/><text:tab/><text:tab/>überlagert m. Täuferbeweg.</text:p>
      <text:p text:style-name="P106"><text:tab/><text:tab/><text:tab/><text:tab/>Begründ. = Hieronimus Annoni: „Gesellschaft d. Freude“</text:p>
      <text:p text:style-name="P104"/>
      <text:p text:style-name="P108">1742<text:tab/><text:tab/><text:tab/><text:tab/>St Jakob = Tuchwalke 2 </text:p>
      <text:p text:style-name="P107"/>
      <text:p text:style-name="P109">1780<text:tab/><text:tab/><text:tab/><text:tab/>Christentumsgesellschaft <text:s/><text:span text:style-name="T75">= </text:span>Gründ. (f BS)</text:p>
      <text:p text:style-name="P109"/>
      <text:p text:style-name="P149">1790<text:tab/><text:tab/><text:tab/><text:tab/>Kantonstrennung = BL = Untertanengebiet v. BS</text:p>
      <text:p text:style-name="P149"><text:tab/><text:tab/><text:tab/><text:tab/>Trotz weitgehender Gemeindeautonomie waren die Bler = Leibeigene</text:p>
      <text:p text:style-name="P109"/>
      <text:p text:style-name="P112">1792<text:tab/><text:tab/><text:tab/><text:tab/>Mariastein = Säkulierung, wegen franz. Revolutio<text:span text:style-name="T150">n</text:span></text:p>
      <text:p text:style-name="P112"/>
      <text:p text:style-name="P199">1795<text:tab/><text:tab/><text:tab/><text:tab/>„Basler Frieden“ = vorläufiges Ende d. 1ten koalitionskrieges (1792-<text:tab/><text:tab/><text:tab/><text:tab/>1797) = revolutionäres Frankreich wird v. Spanien + Preussen als <text:tab/><text:tab/><text:tab/><text:tab/><text:tab/>Grossmacht anerkannt</text:p>
      <text:p text:style-name="P199"><text:span text:style-name="T151"><text:tab/><text:tab/><text:tab/><text:tab/>Dabei spielt der Basler Stadtschreiber </text:span><text:span text:style-name="T17">Peter Ochs</text:span><text:span text:style-name="T66"> eine tragende Rolle</text:span> </text:p>
      <text:p text:style-name="P112"/>
      <text:p text:style-name="P150">1798<text:tab/><text:tab/><text:tab/><text:tab/>Kantonstrennung = durch d. Helvet. Revolutions grundsätzl. Veränd. <text:tab/><text:tab/><text:tab/><text:tab/>d. staatl. Ordnung <text:span text:style-name="T136">=&gt; Landbevölkerung wollte mehr Rechte u. Freiheit</text:span></text:p>
      <text:p text:style-name="P109"/>
      <text:p text:style-name="P111">19 Jahrh.<text:tab/><text:tab/><text:tab/>Erweckungsbeweg. -&gt; Pietismus -&gt; christl. Werke (f BS)</text:p>
      <text:p text:style-name="P111"><text:tab/><text:tab/><text:tab/><text:tab/>Misson St. Chrischona, Diakonissinnenhaus Riehen</text:p>
      <text:p text:style-name="P144"><text:span text:style-name="T100"><text:tab/><text:tab/><text:tab/><text:tab/>St Jakob = </text:span><text:span text:style-name="T13">Indurstriealisierung</text:span><text:span text:style-name="T57"> = Bau v. Fabriken u. <text:tab/><text:tab/><text:tab/><text:tab/><text:tab/><text:tab/>Arbeitersiedlungen</text:span></text:p>
      <text:p text:style-name="P145"><text:soft-page-break/>Zweite Hälfte<text:tab/><text:tab/><text:tab/>Universität = mehr neue Fächer, Bedeutung d. Naturwissenschaften <text:tab/><text:tab/><text:tab/><text:tab/>wächst</text:p>
      <text:p text:style-name="P110"/>
      <text:p text:style-name="P151">1803<text:tab/><text:tab/><text:tab/><text:tab/>Kantonstrennung = Mediation misslang</text:p>
      <text:p text:style-name="P151"/>
      <text:p text:style-name="P164">1803-33<text:tab/><text:tab/><text:tab/>Grosser Rat = Oberstes Organ, während der Kantonstrennung</text:p>
      <text:p text:style-name="P151"/>
      <text:p text:style-name="P152">1814<text:tab/><text:tab/><text:tab/><text:tab/>Kantonstrennung = Restauration misslang</text:p>
      <text:p text:style-name="P110"/>
      <text:p text:style-name="P110">1815<text:tab/><text:tab/><text:tab/><text:tab/><text:span text:style-name="T29">Evangel. Missionsgesell. In BS</text:span></text:p>
      <text:p text:style-name="P110"/>
      <text:p text:style-name="P153">1821<text:tab/><text:tab/><text:tab/><text:tab/>Lohnhof = Polizei =&gt; gr. Umbau -&gt; Gefängnis</text:p>
      <text:p text:style-name="P153"/>
      <text:p text:style-name="P154">Beginn 1830iger<text:tab/><text:tab/>Kantonstrennung = Erstarrung d. Liberalismus u. d. Regeneration =&gt; <text:tab/><text:tab/><text:tab/><text:tab/>Zahlreiche <text:s/>Kantone erhielten Verfassungen, die den Bürgern <text:tab/><text:tab/><text:tab/><text:tab/><text:tab/>Demokratie, Rechtsgleichheit u. Wirtschaftl. Gleichberechtigung <text:tab/><text:tab/><text:tab/><text:tab/><text:tab/>garantierte</text:p>
      <text:p text:style-name="P154"><text:tab/><text:tab/><text:tab/><text:tab/>=&gt; Landbevölkerung = grummelig u. Droht, wegen mangelnder <text:tab/><text:tab/><text:tab/><text:tab/><text:tab/>Umsetztung =&gt; Besserung</text:p>
      <text:p text:style-name="P154"><text:tab/><text:tab/><text:tab/><text:tab/>Ausser im Kanton BS = einziger Kanton, indem Blut floss u. Sich die <text:tab/><text:tab/><text:tab/><text:tab/>Landbevölkerung v. d. Stadt trennte </text:p>
      <text:p text:style-name="P110"/>
      <text:p text:style-name="P113">1832/33<text:tab/><text:tab/><text:tab/>Kantonstrennung = Abspaltung des Baselland von der Stadt</text:p>
      <text:p text:style-name="P113"><text:tab/><text:tab/><text:tab/><text:tab/>war für die konservativen, pietät. Kreise ein Schock</text:p>
      <text:p text:style-name="P113"><text:tab/><text:tab/><text:tab/><text:tab/>-&gt; es folgte eine gesellschaftliche Veränderung hin <text:s/>zu den <text:tab/><text:tab/><text:tab/><text:tab/><text:tab/>Revolutionsgedanken v. Aufklärung u. Liberalismus, aber besonders <text:tab/><text:tab/><text:tab/><text:tab/>bei den Schichten, die die bestehende Ordnung erhalten wollten, <text:tab/><text:tab/><text:tab/><text:tab/><text:tab/>wurde die „Innerlichkeit“ = Pietismus = pol.</text:p>
      <text:p text:style-name="P113"/>
      <text:p text:style-name="P148">3.8.1833<text:tab/><text:tab/><text:tab/><text:span text:style-name="T135">Kantonstrennung = </text:span>Hülfteschanz <text:span text:style-name="T135">= Entscheidende Schlacht zwischen <text:tab/><text:tab/><text:tab/><text:tab/>Bs u. BL bei der Kantonstrennung, BS verlor</text:span></text:p>
      <text:p text:style-name="P113"/>
      <text:p text:style-name="P114">1836<text:tab/><text:tab/><text:tab/><text:tab/><text:span text:style-name="T115">St Jakob = </text:span><text:span text:style-name="T1">Christoph Merian</text:span> = Kauft dem Waisenhaus den <text:tab/><text:tab/><text:tab/><text:tab/><text:tab/>Grundbesitz d. St Jakob-Dörfleins ab, ausser der Kirche. Er gliedert es <text:tab/><text:tab/><text:tab/><text:tab/>in sein Landbesitz Brüglingen ein</text:p>
      <text:p text:style-name="P114"><text:tab/><text:tab/><text:tab/><text:tab/>Bedingung: „zu allen Zeiten zu St Jakob eine Wirtschaft halten zu <text:tab/><text:tab/><text:tab/><text:tab/>lassen“</text:p>
      <text:p text:style-name="P114"/>
      <text:p text:style-name="P115">1837<text:tab/><text:tab/><text:tab/><text:tab/>S<text:span text:style-name="T116">t </text:span>Jakob = <text:span text:style-name="T1">Christoph Merian</text:span><text:span text:style-name="T32"> kauft d. Brunnenwerk u. d. Ziegelhütte </text:span></text:p>
      <text:p text:style-name="P115"/>
      <text:p text:style-name="P116"><text:span text:style-name="T32">1841/57<text:tab/><text:tab/><text:tab/>St Jakob = </text:span><text:span text:style-name="T1">Christoph Merian</text:span><text:span text:style-name="T32"> kauft Tuchwalken auf</text:span></text:p>
      <text:p text:style-name="P30"><text:tab/><text:tab/><text:tab/><text:tab/>Nach seinem Tod (1858) u. d. Seiner Gattin <text:s/>Margarethe (1886), geht <text:tab/><text:tab/><text:tab/><text:tab/>der Besitz in d. Christoph-Merian-Stiftung über</text:p>
      <text:p text:style-name="P113"/>
      <text:p text:style-name="P117">1847/48<text:tab/><text:tab/><text:tab/>St Jakob <text:span text:style-name="T114">= ökonom. Gewachsen, z.B. + Schäferei u. a. Gebäuden =&gt; <text:tab/><text:tab/><text:tab/><text:tab/>„Dörflein“ genannt</text:span></text:p>
      <text:p text:style-name="P117"><text:tab/><text:tab/><text:tab/><text:tab/>Wirtshaus: m. d. Gründung d. Schweiz. Bundesstaates: Pächter n<text:span text:style-name="T113">ic</text:span>ht <text:tab/><text:tab/><text:tab/><text:tab/>mehr Zöllner (da alle Zollgrenzen interkantonal aufgehoben sind)</text:p>
      <text:p text:style-name="P113"><text:soft-page-break/></text:p>
      <text:p text:style-name="P118">1874<text:tab/><text:tab/><text:tab/><text:tab/>Mariastein = Säkulierung, wegen schweiz. Kulturkampf <text:span text:style-name="T101">=&gt; <text:tab/><text:tab/><text:tab/><text:tab/><text:tab/>Benediktiner flüchten nach Delle (Frankr.) später nach Bregenz</text:span></text:p>
      <text:p text:style-name="P90"/>
      <text:p text:style-name="P120">1875<text:tab/><text:tab/><text:tab/><text:tab/>neue Verfassung <text:span text:style-name="T76">e</text:span>rh<text:span text:style-name="T76">ä</text:span>lt der Kanton =&gt; m. <text:span text:style-name="T67">f</text:span><text:span text:style-name="T1">reisinniger </text:span><text:span text:style-name="T32">statt <text:tab/><text:tab/><text:tab/><text:tab/><text:tab/><text:tab/>konserv. Dominanz</text:span></text:p>
      <text:p text:style-name="P165"><text:tab/><text:tab/><text:tab/><text:tab/>Grosser Rat = Legislative vom Kanton BS u. Stadt BS <text:span text:style-name="T143">(Ausnahme i. <text:tab/><text:tab/><text:tab/><text:tab/>d. Schweiz)</text:span></text:p>
      <text:p text:style-name="P119"/>
      <text:p text:style-name="P119"><text:span text:style-name="T32"><text:tab/><text:tab/><text:tab/><text:tab/></text:span><text:span text:style-name="T35">Kloster St Alban= Bandfabrik v. Freyvogel &amp; Böcklin</text:span></text:p>
      <text:p text:style-name="P119"><text:span text:style-name="T35"><text:tab/><text:tab/><text:tab/><text:tab/>Künstler: </text:span><text:span text:style-name="T3">Arnold Böcklin</text:span><text:span text:style-name="T35"> verbringt dort seine Jugend</text:span></text:p>
      <text:p text:style-name="P119"/>
      <text:p text:style-name="P23">1880-84<text:tab/><text:tab/><text:tab/>„liberale“ Gemeindevereine als Gegenpool zu den konserv.</text:p>
      <text:p text:style-name="P23"><text:tab/><text:tab/><text:tab/><text:tab/>Durch eine sich ändernde Bevölk. ( wachsende Arbeiterklasse, kathol. <text:tab/><text:tab/><text:tab/><text:tab/>Zuwanderung) kommt es zu nachhalt. Veränderungen in der <text:tab/><text:tab/><text:tab/><text:tab/><text:tab/>Gesellschaft BS</text:p>
      <text:p text:style-name="P119"/>
      <text:p text:style-name="P24">1882<text:tab/><text:tab/><text:tab/><text:tab/>Barfüsserkirche = Grosser Rat = beschliesst, knapp, Erhalt</text:p>
      <text:p text:style-name="P121"/>
      <text:p text:style-name="P25">1890 u. 1894<text:tab/><text:tab/><text:tab/>Barfüsserkirche = Umbau -&gt; Histor. Museum</text:p>
      <text:p text:style-name="P25"/>
      <text:p text:style-name="P26">1891<text:tab/><text:tab/><text:tab/><text:tab/>St Jakob = Kirche geht vom Waisenhaus an den Staat</text:p>
      <text:p text:style-name="P26"/>
      <text:p text:style-name="P27">1895<text:tab/><text:tab/><text:tab/><text:tab/>St Jakob = Kirche = wegen Zunahme d. Bevölk. abgerissen u. <text:tab/><text:tab/><text:tab/><text:tab/><text:tab/>vollständig ersetzt =&gt; Beinhaus = Sakristei, Friedhof = Gartenanlage</text:p>
      <text:p text:style-name="P23"/>
      <text:p text:style-name="P122">1898-1901<text:tab/><text:tab/><text:tab/>Pauluskirche <text:span text:style-name="T77">= </text:span>Bau </text:p>
      <text:p text:style-name="P123"/>
      <text:p text:style-name="P124">1857-1864<text:tab/><text:tab/><text:tab/>Elisabethenkirche <text:span text:style-name="T78">= Bau</text:span>, gestiftet von Christoph Merian und <text:tab/><text:tab/><text:tab/><text:tab/><text:tab/>Margarethe Merian-Burckhardt, als „Mahnmal gegen den Ungeist d. <text:tab/><text:tab/><text:tab/><text:tab/>Zeit“ (Chr. M.)</text:p>
      <text:p text:style-name="P124"><text:span text:style-name="T28"><text:tab/><text:tab/><text:tab/><text:tab/>Erster </text:span>Kirchbau in BS nach der Ref.</text:p>
      <text:p text:style-name="P124"/>
      <text:p text:style-name="P125">1893-1895<text:tab/><text:tab/><text:tab/>Matthäuskirche kl BS <text:span text:style-name="T79">= Bau</text:span>, höchster Turm (80 m)</text:p>
      <text:p text:style-name="P125"/>
      <text:p text:style-name="P155">1897<text:tab/><text:tab/><text:tab/><text:tab/>Basel = Zionistenkongress = fand ab denn jährl. Bis 1901 im <text:tab/><text:tab/><text:tab/><text:tab/><text:tab/>Stadtcasino statt</text:p>
      <text:p text:style-name="P155"><text:tab/><text:tab/><text:tab/><text:tab/>Erster Anstoss kam durch <text:span text:style-name="T1">Theodor Herzl</text:span><text:span text:style-name="T32">, der voraussagte, dass diese <text:tab/><text:tab/><text:tab/><text:tab/>Kongresse zum zionist. Staat führen werden. Damals war der Ort d. <text:tab/><text:tab/><text:tab/><text:tab/>Besiedelung noch nicht festgelegt. Eine Delegation „untersuchte“ <text:tab/><text:tab/><text:tab/><text:tab/><text:tab/>Gebiete zur Besiedelung in Uganda. Später einigte sie sich auf Israel, <text:tab/><text:tab/><text:tab/><text:tab/>bzw. Palästina</text:span></text:p>
      <text:p text:style-name="P125"/>
      <text:p text:style-name="P126">20 Jahrh.<text:tab/><text:tab/><text:tab/>St Jakob = topograph. Veränderungen: Auto u. Bahn, sowie <text:tab/><text:tab/><text:tab/><text:tab/><text:tab/>Sportanlagen werden gebaut =&gt; übrig bleiben: Siechehaus, Kapelle, <text:tab/><text:tab/><text:tab/><text:tab/>Wirtshaus (ursrüngl. Zollhaus) u. Brunnenwerk</text:p>
      <text:p text:style-name="P125"/>
      <text:p text:style-name="P127">1913<text:tab/><text:tab/><text:tab/><text:tab/>Mission: Budget: 2.500.000,- sfr</text:p>
      <text:p text:style-name="P127"><text:soft-page-break/><text:tab/><text:tab/><text:tab/><text:tab/>1. Weltkrieg -&gt; Missionare= heim geschickt, Armut in Europa =&gt; <text:tab/><text:tab/><text:tab/><text:tab/><text:tab/>abruptes Ende der Blütezeit</text:p>
      <text:p text:style-name="P125"/>
      <text:p text:style-name="P128">1914<text:tab/><text:tab/><text:tab/><text:tab/><text:span text:style-name="T30">Basler Mission = </text:span>aus <text:span text:style-name="T30">der Missionsgesell. </text:span></text:p>
      <text:p text:style-name="P129"><text:tab/><text:tab/><text:tab/><text:tab/><text:span text:style-name="T30">Missionsfelder: Kaukasus, Liberia (west. Africa) , Goldküste, <text:tab/><text:tab/><text:tab/><text:tab/><text:tab/>Südindien ( Kamataka, Kerala), China (Hongkong, Quangdong), <text:tab/><text:tab/><text:tab/><text:tab/><text:tab/>Indonesien, Ghana</text:span></text:p>
      <text:p text:style-name="P129"/>
      <text:p text:style-name="P130">1917<text:tab/><text:tab/><text:tab/><text:tab/>St Jakob = Kirche = Fresco v. <text:span text:style-name="T1">Alfred Heinrich Pellegrini</text:span><text:span text:style-name="T32">: „Ssteinwurf <text:tab/><text:tab/><text:tab/><text:tab/>d. Arnold Schick i. d. Schlacht v. 1444)</text:span></text:p>
      <text:p text:style-name="P123"/>
      <text:p text:style-name="P131">1920<text:tab/><text:tab/><text:tab/><text:tab/>Mission wagt „Neustart“</text:p>
      <text:p text:style-name="P131"/>
      <text:p text:style-name="P132">1927<text:tab/><text:tab/><text:tab/><text:tab/>St Jakob = Landwirtschaftsbetriebe werden eingestellt</text:p>
      <text:p text:style-name="P131"/>
      <text:p text:style-name="P133">15.<text:span text:style-name="T102">7</text:span>.1926<text:tab/><text:tab/><text:tab/>Mariastein = <text:span text:style-name="T1">Papst pius XI</text:span><text:span text:style-name="T32"> erhebt Kirche zur „Basilica minor“</text:span></text:p>
      <text:p text:style-name="P133"/>
      <text:p text:style-name="P134"><text:span text:style-name="T32">15.8.1926<text:tab/><text:tab/><text:tab/>Mariastein = Gnadenbild v. </text:span><text:span text:style-name="T1"><text:s/>Luigi Maglione</text:span><text:span text:style-name="T32"> i. Auftrag d. Papstes <text:tab/><text:tab/><text:tab/><text:tab/><text:tab/>gekrönt</text:span></text:p>
      <text:p text:style-name="P131"/>
      <text:p text:style-name="P170">1930<text:tab/><text:tab/><text:tab/><text:tab/> Mission <text:span text:style-name="T80">= </text:span>Weltwirtschaftskrise erneut in Schwierigkeiten</text:p>
      <text:p text:style-name="P170"/>
      <text:p text:style-name="P187">17.5.1930<text:tab/><text:tab/><text:tab/>BIZ = weltweit älteste Finanzorganisation = gegründet: Neuregelung <text:tab/><text:tab/><text:tab/><text:tab/>d. dt. <text:s/>Reparationsverpflichtungen</text:p>
      <text:p text:style-name="P131"/>
      <text:p text:style-name="P131">1933-1939<text:tab/><text:tab/><text:tab/><text:span text:style-name="T81">Mission = </text:span>NSDAP erschwert internat. Geldfluss u. Viele Missionare <text:tab/><text:tab/><text:tab/><text:tab/>sind interniert =&gt; schweiz. Missionare auf sich allein gestellt</text:p>
      <text:p text:style-name="P131"/>
      <text:p text:style-name="P135">1940<text:tab/><text:tab/><text:tab/><text:tab/>Mariastein = Benediktinerkloster Bregenz v. d. Gestapo geschlossen <text:tab/><text:tab/><text:tab/><text:tab/>=&gt; Mönche kehren zurück u. Erhalten Asylrecht </text:p>
      <text:p text:style-name="P135"/>
      <text:p text:style-name="P146">1971<text:tab/><text:tab/><text:tab/><text:tab/>Mariastein = Abtei offiz. wieder eingerichtet</text:p>
      <text:p text:style-name="P147"><text:tab/><text:tab/><text:tab/><text:tab/><text:span text:style-name="T134">U</text:span>niversität = eröffnet Biozentrum</text:p>
      <text:p text:style-name="P131"/>
      <text:p text:style-name="P156">1975 u. 1981<text:tab/><text:tab/><text:tab/>Barfüsserkirche = wegen weiterer Salzschäden = Umbauten = <text:tab/><text:tab/><text:tab/><text:tab/><text:tab/>rückgängig gemacht: Teile d. alten Form rekonstruiert u. Kirche neu <text:tab/><text:tab/><text:tab/><text:tab/>geweiht</text:p>
      <text:p text:style-name="P156"/>
      <text:p text:style-name="P157">1.11.1986<text:tab/><text:tab/><text:tab/>Schweizerhalle = (Hall = Salz)</text:p>
      <text:p text:style-name="P157"><text:tab/><text:tab/><text:tab/><text:tab/><text:span text:style-name="T137">Grossbrand: in einer Lagerhalle d. Chemiekonzerns Sandoz:</text:span></text:p>
      <text:p text:style-name="P157"><text:tab/><text:tab/><text:tab/><text:tab/><text:span text:style-name="T138">1350 t Chemikalien verbrannten, dabei kam es zu einer intensiven <text:tab/><text:tab/><text:tab/><text:tab/>Rauchentwicklung um die ganze Stadt, Gestank</text:span></text:p>
      <text:p text:style-name="P158"><text:tab/><text:tab/><text:tab/><text:tab/>Da d. Sandoz keine Angaben über die Zusammensetzung d. durch die <text:tab/><text:tab/><text:tab/><text:tab/>Verbrennung <text:s/>freigesetzten Gase machen konnte: Bevölkerung über <text:tab/><text:tab/><text:tab/><text:tab/>Radio u. Sirenen aufgefordert in <text:s/>d. Häusern zu bleiben, für mehrere <text:tab/><text:tab/><text:tab/><text:tab/>Stunden.</text:p>
      <text:p text:style-name="P159"><text:tab/><text:tab/><text:tab/><text:tab/>Folge: Menschen trugen keine akuten Schäden davon</text:p>
      <text:p text:style-name="P159"><text:soft-page-break/><text:tab/><text:tab/><text:tab/><text:tab/>Das chem. Verseuchte Löschwasser, das in den Rhein floss, löste ein <text:tab/><text:tab/><text:tab/><text:tab/>grosses Fischsterben aus. Auf 400 km Flusslänge starbt die gesammte <text:tab/><text:tab/><text:tab/><text:tab/>Aalpopulation aus.</text:p>
      <text:p text:style-name="P159"><text:tab/><text:tab/><text:tab/><text:tab/>Der rote Farbstoff, d. dem Rhein zur Beobachtung d. Strömung d. <text:tab/><text:tab/><text:tab/><text:tab/><text:tab/>Löschwassers zugesetzt wurde, war ungiftig, wirkte aber auf die <text:tab/><text:tab/><text:tab/><text:tab/><text:tab/>Bevölkerung sehr erschreckend</text:p>
      <text:p text:style-name="P159"><text:tab/><text:tab/><text:tab/><text:tab/><text:span text:style-name="T140">Spätfolgen: grosse Mengen d. verseuchten Löschwassers versickerten <text:tab/><text:tab/><text:tab/><text:tab/>u. Gelangten so in das Grundwasser, das noch heute regelmässig <text:tab/><text:tab/><text:tab/><text:tab/><text:tab/>untersucht werden muss. Der Grenzwert sei nicht überschritten, heisst <text:tab/><text:tab/><text:tab/><text:tab/>es.</text:span></text:p>
      <text:p text:style-name="P131"><text:tab/><text:tab/><text:tab/><text:tab/><text:span text:style-name="T139">Ursache = Schrumpfen von Plastikfolie um Paletten v. „Berliner Blau“ <text:tab/><text:tab/><text:tab/><text:tab/>(Chemikalie u. Farbstoff – preuss. Blau) einzuschweissen.</text:span></text:p>
      <text:p text:style-name="P160"><text:tab/><text:tab/><text:tab/><text:tab/>Die leichte Entflammbarkeit v. Berliner blau sowie das langsame <text:tab/><text:tab/><text:tab/><text:tab/><text:tab/>Verglimmen, waren d. Sandoz durchaus, durch vorhergehende <text:tab/><text:tab/><text:tab/><text:tab/><text:tab/>„Unfälle“ an anderen Standorten bekannt. Dennoch arbeitete d. <text:tab/><text:tab/><text:tab/><text:tab/><text:tab/>Arbeiter m. einer offenen Flamme um d. Berliner Blau an d. Paletten <text:tab/><text:tab/><text:tab/><text:tab/>m. Plastik zu befestigen. Sandoz versuchte vorerst die Schuld allein <text:tab/><text:tab/><text:tab/><text:tab/>auf den Angestellten abzuwälzen, der informiert gewesen sei, über die <text:tab/><text:tab/><text:tab/><text:tab/>Brennbarkeit d. Stoffes</text:p>
      <text:p text:style-name="P160"/>
      <text:p text:style-name="P161"><text:span text:style-name="T141">22.3.</text:span>1989<text:tab/><text:tab/><text:tab/>Basel = Basler Konvention</text:p>
      <text:p text:style-name="P161"><text:tab/><text:tab/><text:tab/><text:tab/>„Basler Übereinkommen über d. Kontrolle d. Grenzüberschreitenden <text:tab/><text:tab/><text:tab/><text:tab/>Verbringung gefährl. Abfälle u. Ihre Entsorgung“ = internationales <text:tab/><text:tab/><text:tab/><text:tab/>Abkommen, <text:s/>das ein umweltgerechtes Abfallmanagement eingeführt <text:tab/><text:tab/><text:tab/><text:tab/>hat u. d. grenzüberschreitende transporte gefährl. Abfälle regelt.</text:p>
      <text:p text:style-name="P161"/>
      <text:p text:style-name="P162">5.5.1992<text:tab/><text:tab/><text:tab/>Basler = Basler Konvention = <text:span text:style-name="T142">I</text:span>nkrafttreten</text:p>
      <text:p text:style-name="P163"><text:tab/><text:tab/><text:tab/><text:tab/>USA einziges entwickeltes Land, das eine Ratefizierung bislang <text:tab/><text:tab/><text:tab/><text:tab/><text:tab/>verweigert hat = angeprangert v. <text:span text:style-name="T1">Greenpeace u. „Basel Action <text:tab/></text:span><text:span text:style-name="T32"><text:tab/><text:tab/><text:tab/><text:tab/></text:span><text:span text:style-name="T1">Network“</text:span><text:span text:style-name="T32"> (Sitz: Seattle)</text:span></text:p>
      <text:p text:style-name="P191"><text:tab/><text:tab/><text:tab/><text:tab/>USA = Exportiert 80% ihres Elektroschrotts, vorwiegend nach Africa</text:p>
      <text:p text:style-name="P160"/>
      <text:p text:style-name="P194">1995<text:tab/><text:tab/><text:tab/><text:tab/>Lohnhof = Auszug Polizei u. Gefängnis =&gt; erneuter gr. Umbau</text:p>
      <text:p text:style-name="P194"/>
      <text:p text:style-name="P195">Besonderes<text:tab/><text:tab/><text:tab/>„Gepökelte Grossmutter“ = Mutter verstorben, da sie aber eine Rente <text:tab/><text:tab/><text:tab/><text:tab/>von Napoleon bekommt, pökeln ihre Kinder sie in Salz u. Erhalten so <text:span text:style-name="T147">19 Jahrh.</text:span><text:tab/><text:tab/><text:tab/>viele Jahre weiter die Rente. Wenn der Bote einmal im Jahr kommt, <text:tab/><text:tab/><text:tab/><text:tab/>holen sie die Leiche hervor u. präsentieren sie so, dass dem Boten <text:tab/><text:tab/><text:tab/><text:tab/>lange Zeit nichts auffällt.</text:p>
      <text:p text:style-name="P195"><text:tab/><text:tab/><text:tab/><text:tab/>Legende = die „gepökelte Grossmutter“ geht als Gespenst zwischen <text:tab/><text:tab/><text:tab/><text:tab/>Spiegelhof u. Petersgraben um. Diese Ecke, in der es auch den <text:tab/><text:tab/><text:tab/><text:tab/><text:tab/>Wolfbrunnen gab, war damals sehr verwahrlost.</text:p>
      <text:p text:style-name="P195"/>
      <text:p text:style-name="P196">Silberne Glocke Luzia<text:tab/>Die Glocke gehörte zum Münster, fiel aber dann in bei der Pfalz in <text:tab/><text:tab/><text:tab/><text:tab/>den Rhein, wo sie manchmal tönt od. Kurz sichtbar ist. <text:tab/><text:tab/><text:tab/><text:tab/><text:tab/><text:tab/>Tauchversuche, um sie zu finden u. Zu bergen, waren vergebens.</text:p>
      <text:p text:style-name="P196"><text:span text:style-name="T148">1356<text:tab/><text:tab/><text:tab/><text:tab/></text:span>1 Legende <text:span text:style-name="T149">= </text:span>Kurz vor dem Erdbeben wird ein Gesandter des Papstes <text:tab/><text:tab/><text:tab/><text:tab/>ermordet. Während des Erdbebens springt Luzi vom Turm ins Wasser <text:soft-page-break/><text:tab/><text:tab/><text:tab/><text:tab/>als Strafe <text:span text:style-name="T148">f. d. Basler</text:span></text:p>
      <text:p text:style-name="P197">1529<text:tab/><text:tab/><text:tab/><text:tab/>2 Legende <text:span text:style-name="T149">= Zwingli hält seine erste Messe im Münster, dazu werden <text:tab/><text:tab/><text:tab/><text:tab/>die Glocken geläutet, Luzi springt jedoch vom turm in den Rhei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5265" officeooo:paragraph-rsid="000b5265"/>
    </style:style>
    <style:style style:name="MP2" style:family="paragraph" style:parent-style-name="Footer">
      <style:text-properties officeooo:rsid="000b5265" officeooo:paragraph-rsid="000b52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Zeittabelle Basel</text:p>
      </style:header>
      <style:footer>
        <text:p text:style-name="MP2">Seite 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citas Stotz</meta:initial-creator>
    <meta:creation-date>2016-09-30T18:51:49.051060144</meta:creation-date>
    <dc:date>2016-10-07T10:59:30.463406785</dc:date>
    <dc:creator>Felicitas Stotz</dc:creator>
    <meta:editing-duration>PT13H53M35S</meta:editing-duration>
    <meta:editing-cycles>259</meta:editing-cycles>
    <meta:generator>LibreOffice/4.2.8.2$Linux_X86_64 LibreOffice_project/420m0$Build-2</meta:generator>
    <meta:document-statistic meta:table-count="0" meta:image-count="0" meta:object-count="0" meta:page-count="15" meta:paragraph-count="293" meta:word-count="3848" meta:character-count="27996" meta:non-whitespace-character-count="22457"/>
  </office:meta>
</office:document-meta>
</file>